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D53AD5C5349C02F94.gif" manifest:media-type="image/gif"/>
  <manifest:file-entry manifest:full-path="Pictures/100002000000000F0000000D292C91AE97D8964E.gif" manifest:media-type="image/gif"/>
  <manifest:file-entry manifest:full-path="Pictures/100002000000000F0000000DD4A55DABDA326C2A.gif" manifest:media-type="image/gif"/>
  <manifest:file-entry manifest:full-path="Pictures/100002000000000F0000000D2699326259B7361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38cm" fo:margin-left="-0.226cm" fo:margin-top="0cm" fo:margin-bottom="0cm" table:align="left"/>
    </style:style>
    <style:style style:name="Table1.A" style:family="table-column">
      <style:table-column-properties style:column-width="5.47cm"/>
    </style:style>
    <style:style style:name="Table1.B" style:family="table-column">
      <style:table-column-properties style:column-width="11.068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808080"/>
    </style:style>
    <style:style style:name="Table2" style:family="table">
      <style:table-properties style:width="17cm" fo:margin-left="-0.095cm" fo:margin-top="0cm" fo:margin-bottom="0cm" table:align="left"/>
    </style:style>
    <style:style style:name="Table2.A" style:family="table-column">
      <style:table-column-properties style:column-width="4.249cm"/>
    </style:style>
    <style:style style:name="Table2.C" style:family="table-column">
      <style:table-column-properties style:column-width="4.251cm"/>
    </style:style>
    <style:style style:name="Table2.1" style:family="table-row">
      <style:table-row-properties fo:keep-together="auto"/>
    </style:style>
    <style:style style:name="Table2.A1" style:family="table-cell">
      <style:table-cell-properties fo:padding-left="0.199cm" fo:padding-right="0.191cm" fo:padding-top="0cm" fo:padding-bottom="0cm" fo:border-left="0.5pt solid #808080" fo:border-right="none" fo:border-top="0.5pt solid #808080" fo:border-bottom="0.5pt solid #808080"/>
    </style:style>
    <style:style style:name="Table2.D1" style:family="table-cell">
      <style:table-cell-properties fo:padding-left="0.199cm" fo:padding-right="0.191cm" fo:padding-top="0cm" fo:padding-bottom="0cm" fo:border="0.5pt solid #808080"/>
    </style:style>
    <style:style style:name="Table3" style:family="table">
      <style:table-properties style:width="16.538cm" fo:margin-left="-0.226cm" fo:margin-top="0cm" fo:margin-bottom="0cm" table:align="left"/>
    </style:style>
    <style:style style:name="Table3.A" style:family="table-column">
      <style:table-column-properties style:column-width="5.47cm"/>
    </style:style>
    <style:style style:name="Table3.B" style:family="table-column">
      <style:table-column-properties style:column-width="11.068cm"/>
    </style:style>
    <style:style style:name="Table3.1" style:family="table-row">
      <style:table-row-properties fo:keep-together="auto"/>
    </style:style>
    <style:style style:name="Table3.A1" style:family="table-cell">
      <style:table-cell-properties style:vertical-align="middle" fo:padding-left="0.199cm" fo:padding-right="0.191cm" fo:padding-top="0cm" fo:padding-bottom="0cm" fo:border="0.5pt solid #808080"/>
    </style:style>
    <style:style style:name="Table4" style:family="table">
      <style:table-properties style:width="17cm" fo:margin-left="-0.095cm" fo:margin-top="0cm" fo:margin-bottom="0cm" table:align="left"/>
    </style:style>
    <style:style style:name="Table4.A" style:family="table-column">
      <style:table-column-properties style:column-width="4.997cm"/>
    </style:style>
    <style:style style:name="Table4.B" style:family="table-column">
      <style:table-column-properties style:column-width="5.002cm"/>
    </style:style>
    <style:style style:name="Table4.C" style:family="table-column">
      <style:table-column-properties style:column-width="7.001cm"/>
    </style:style>
    <style:style style:name="Table4.1" style:family="table-row">
      <style:table-row-properties fo:keep-together="auto"/>
    </style:style>
    <style:style style:name="Table4.A1" style:family="table-cell">
      <style:table-cell-properties fo:padding-left="0.199cm" fo:padding-right="0.191cm" fo:padding-top="0cm" fo:padding-bottom="0cm" fo:border-left="0.5pt solid #808080" fo:border-right="none" fo:border-top="0.5pt solid #808080" fo:border-bottom="0.5pt solid #808080"/>
    </style:style>
    <style:style style:name="Table4.C1" style:family="table-cell">
      <style:table-cell-properties fo:padding-left="0.199cm" fo:padding-right="0.191cm" fo:padding-top="0cm" fo:padding-bottom="0cm" fo:border="0.5pt solid #808080"/>
    </style:style>
    <style:style style:name="Table5" style:family="table">
      <style:table-properties style:width="17cm" fo:margin-left="-0.095cm" fo:margin-top="0cm" fo:margin-bottom="0cm" table:align="left"/>
    </style:style>
    <style:style style:name="Table5.A" style:family="table-column">
      <style:table-column-properties style:column-width="4.249cm"/>
    </style:style>
    <style:style style:name="Table5.C" style:family="table-column">
      <style:table-column-properties style:column-width="4.251cm"/>
    </style:style>
    <style:style style:name="Table5.1" style:family="table-row">
      <style:table-row-properties fo:keep-together="auto"/>
    </style:style>
    <style:style style:name="Table5.A1" style:family="table-cell">
      <style:table-cell-properties fo:padding-left="0.199cm" fo:padding-right="0.191cm" fo:padding-top="0cm" fo:padding-bottom="0cm" fo:border-left="0.5pt solid #808080" fo:border-right="none" fo:border-top="0.5pt solid #808080" fo:border-bottom="0.5pt solid #808080"/>
    </style:style>
    <style:style style:name="Table5.D1" style:family="table-cell">
      <style:table-cell-properties fo:padding-left="0.199cm" fo:padding-right="0.191cm" fo:padding-top="0cm" fo:padding-bottom="0cm" fo:border="0.5pt solid #808080"/>
    </style:style>
    <style:style style:name="Table6" style:family="table">
      <style:table-properties style:width="17cm" fo:margin-left="-0.095cm" fo:margin-top="0cm" fo:margin-bottom="0cm" table:align="left"/>
    </style:style>
    <style:style style:name="Table6.A" style:family="table-column">
      <style:table-column-properties style:column-width="4.249cm"/>
    </style:style>
    <style:style style:name="Table6.C" style:family="table-column">
      <style:table-column-properties style:column-width="4.251cm"/>
    </style:style>
    <style:style style:name="Table6.1" style:family="table-row">
      <style:table-row-properties fo:keep-together="auto"/>
    </style:style>
    <style:style style:name="Table6.A1" style:family="table-cell">
      <style:table-cell-properties fo:padding-left="0.199cm" fo:padding-right="0.191cm" fo:padding-top="0cm" fo:padding-bottom="0cm" fo:border-left="0.5pt solid #808080" fo:border-right="none" fo:border-top="0.5pt solid #808080" fo:border-bottom="0.5pt solid #808080"/>
    </style:style>
    <style:style style:name="Table6.D1" style:family="table-cell">
      <style:table-cell-properties fo:padding-left="0.199cm" fo:padding-right="0.191cm" fo:padding-top="0cm" fo:padding-bottom="0cm" fo:border="0.5pt solid #80808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style>
    <style:style style:name="P6"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officeooo:paragraph-rsid="00152638"/>
    </style:style>
    <style:style style:name="P7"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officeooo:paragraph-rsid="001c9404"/>
    </style:style>
    <style:style style:name="P8"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9"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P10"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1"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fo:break-before="auto" fo:break-after="auto"/>
      <style:text-properties style:font-name="Times New Roman" style:font-name-asian="Times New Roman1" style:font-name-complex="Times New Roman1"/>
    </style:style>
    <style:style style:name="P12"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fo:break-before="auto" fo:break-after="auto"/>
    </style:style>
    <style:style style:name="P13" style:family="paragraph" style:parent-style-name="Standard">
      <style:paragraph-properties fo:margin-left="0cm" fo:margin-right="0cm" fo:margin-top="0cm" fo:margin-bottom="0.247cm" loext: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italic" style:text-underline-style="none" style:font-name-asian="Times New Roman1" style:font-size-asian="12pt" style:font-style-asian="italic" style:font-name-complex="Times New Roman1" style:font-size-complex="12pt"/>
    </style:style>
    <style:style style:name="P14"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style>
    <style:style style:name="P15"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officeooo:paragraph-rsid="001694eb"/>
    </style:style>
    <style:style style:name="P16"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officeooo:paragraph-rsid="001f8b26"/>
    </style:style>
    <style:style style:name="P17" style:family="paragraph" style:parent-style-name="Standard">
      <style:paragraph-properties fo:margin-left="0cm" fo:margin-right="0cm" fo:margin-top="0cm" fo:margin-bottom="0.247cm" loext:contextual-spacing="false" fo:line-height="115%" fo:text-align="center" style:justify-single-word="false" fo:orphans="2" fo:widows="2" fo:text-indent="0cm" style:auto-text-indent="false"/>
      <style:text-properties fo:font-variant="normal" fo:text-transform="none" fo:color="#000000" style:text-line-through-style="none" style:text-line-through-type="none" style:text-position="0% 100%" style:font-name="Trebuchet MS" fo:font-size="16pt" fo:font-style="normal" style:text-underline-style="none" fo:font-weight="bold" style:font-name-asian="Trebuchet MS1" style:font-size-asian="16pt" style:font-style-asian="normal" style:font-weight-asian="bold" style:font-name-complex="Trebuchet MS1" style:font-size-complex="16pt"/>
    </style:style>
    <style:style style:name="P18"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000000" style:text-line-through-style="none" style:text-line-through-type="none" style:text-position="0% 100%" style:font-name="Times New Roman" fo:font-size="20pt" fo:font-style="italic" style:text-underline-style="none" fo:font-weight="bold" style:font-name-asian="Times New Roman1" style:font-size-asian="20pt" style:font-style-asian="italic" style:font-weight-asian="bold" style:font-name-complex="Times New Roman1" style:font-size-complex="20pt"/>
    </style:style>
    <style:style style:name="P19"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20"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1" style:family="paragraph" style:parent-style-name="Standard">
      <style:paragraph-properties fo:margin-left="0cm" fo:margin-right="0cm" fo:margin-top="0cm" fo:margin-bottom="0.247cm" loext:contextual-spacing="false" fo:line-height="115%" fo:text-align="center" style:justify-single-word="false" fo:orphans="2" fo:widows="2" fo:text-indent="0cm" style:auto-text-indent="false"/>
      <style:text-properties fo:font-variant="normal" fo:text-transform="none" fo:color="#000000" style:text-line-through-style="none" style:text-line-through-type="none" style:text-position="0% 100%" style:font-name="Times New Roman" fo:font-size="120pt" fo:font-style="normal" style:text-underline-style="none" fo:font-weight="bold" style:font-name-asian="Times New Roman1" style:font-size-asian="120pt" style:font-style-asian="normal" style:font-weight-asian="bold" style:font-name-complex="Times New Roman1" style:font-size-complex="120pt"/>
    </style:style>
    <style:style style:name="P22"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officeooo:rsid="001c9404" officeooo:paragraph-rsid="001c9404"/>
    </style:style>
    <style:style style:name="P23"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officeooo:rsid="001c9404" officeooo:paragraph-rsid="001f181b"/>
    </style:style>
    <style:style style:name="P24"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officeooo:rsid="001c9404" officeooo:paragraph-rsid="0024121a"/>
    </style:style>
    <style:style style:name="P25" style:family="paragraph" style:parent-style-name="Standard">
      <style:paragraph-properties fo:margin-left="0cm" fo:margin-right="0cm" fo:margin-top="0cm" fo:margin-bottom="0.247cm" loext:contextual-spacing="false" fo:line-height="115%" fo:text-align="center" style:justify-single-word="false" fo:keep-together="auto" fo:orphans="2" fo:widows="2" fo:text-indent="0cm" style:auto-text-indent="false" fo:keep-with-next="auto"/>
    </style:style>
    <style:style style:name="P26"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keep-with-next="auto"/>
    </style:style>
    <style:style style:name="P27" style:family="paragraph" style:parent-style-name="Standard">
      <loext:graphic-properties draw:fill="solid" draw:fill-color="#ffffff"/>
      <style:paragraph-properties fo:margin-left="0cm" fo:margin-right="0cm" fo:margin-top="0cm" fo:margin-bottom="0.247cm" loext:contextual-spacing="false" fo:line-height="115%" fo:text-align="start" style:justify-single-word="false" fo:keep-together="auto" fo:orphans="2" fo:widows="2" fo:text-indent="0cm" style:auto-text-indent="false" fo:background-color="#ffffff"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28"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9" style:family="paragraph" style:parent-style-name="Standard">
      <style:paragraph-properties fo:margin-left="0cm" fo:margin-right="0cm" fo:margin-top="0cm" fo:margin-bottom="0.247cm" loext:contextual-spacing="false" fo:line-height="115%" fo:text-align="center"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P30" style:family="paragraph" style:parent-style-name="Standard">
      <style:paragraph-properties fo:margin-left="0cm" fo:margin-right="0cm" fo:margin-top="0cm" fo:margin-bottom="0.247cm" loext:contextual-spacing="false" fo:line-height="115%" fo:text-align="center"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P31" style:family="paragraph" style:parent-style-name="Standard">
      <style:paragraph-properties fo:margin-left="0cm" fo:margin-right="0cm" fo:margin-top="0cm" fo:margin-bottom="0.247cm" loext:contextual-spacing="false" fo:line-height="115%" fo:text-align="center"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rebuchet MS" fo:font-size="32pt" fo:font-style="normal" style:text-underline-style="none" fo:font-weight="bold" style:font-name-asian="Trebuchet MS1" style:font-size-asian="32pt" style:font-style-asian="normal" style:font-weight-asian="bold" style:font-name-complex="Trebuchet MS1" style:font-size-complex="32pt"/>
    </style:style>
    <style:style style:name="P32" style:family="paragraph" style:parent-style-name="Standard">
      <style:paragraph-properties fo:margin-left="0cm" fo:margin-right="0cm" fo:margin-top="0cm" fo:margin-bottom="0.247cm" loext:contextual-spacing="false" fo:line-height="115%" fo:text-align="center" style:justify-single-word="false" fo:orphans="2" fo:widows="2" fo:text-indent="0cm" style:auto-text-indent="false" fo:break-before="page"/>
    </style:style>
    <style:style style:name="P33" style:family="paragraph" style:parent-style-name="Standard">
      <style:paragraph-properties fo:margin-left="0cm" fo:margin-right="0cm" fo:margin-top="0cm" fo:margin-bottom="0.247cm" loext:contextual-spacing="false" fo:line-height="115%" fo:text-align="center" style:justify-single-word="false" fo:orphans="2" fo:widows="2" fo:text-indent="0cm" style:auto-text-indent="false" fo:break-before="page"/>
      <style:text-properties fo:font-variant="normal" fo:text-transform="none" fo:color="#000000" style:text-line-through-style="none" style:text-line-through-type="none" style:text-position="0% 100%" style:font-name="Times New Roman" fo:font-size="12pt" fo:font-style="italic" style:text-underline-style="none" fo:font-weight="normal" officeooo:paragraph-rsid="001c9404" style:font-name-asian="Times New Roman1" style:font-size-asian="12pt" style:font-style-asian="italic" style:font-weight-asian="normal" style:font-name-complex="Times New Roman1" style:font-size-complex="12pt"/>
    </style:style>
    <style:style style:name="P34" style:family="paragraph" style:parent-style-name="Standard">
      <loext:graphic-properties draw:fill="solid" draw:fill-color="#ffffff"/>
      <style:paragraph-properties fo:margin-left="0cm" fo:margin-right="0cm" fo:margin-top="0.212cm" fo:margin-bottom="0.212cm" loext:contextual-spacing="false" fo:line-height="100%" fo:orphans="2" fo:widows="2" fo:text-indent="0cm" style:auto-text-indent="false" fo:background-color="#ffffff"/>
      <style:text-properties fo:font-variant="normal" fo:text-transform="none" fo:color="#000000" style:font-name="Times New Roman" fo:font-size="12pt" fo:font-style="normal" style:font-name-asian="Times New Roman1" style:font-size-asian="12pt" style:font-style-asian="normal" style:font-name-complex="Times New Roman1" style:font-size-complex="12pt"/>
    </style:style>
    <style:style style:name="P35" style:family="paragraph" style:parent-style-name="Standard">
      <loext:graphic-properties draw:fill="solid" draw:fill-color="#ffffff"/>
      <style:paragraph-properties fo:margin-left="0cm" fo:margin-right="0cm" fo:margin-top="0.212cm" fo:margin-bottom="0.212cm" loext:contextual-spacing="false" fo:line-height="100%" fo:text-align="start" style:justify-single-word="false" fo:keep-together="auto" fo:orphans="2" fo:widows="2" fo:text-indent="0cm" style:auto-text-indent="false" fo:break-before="auto" fo:break-after="auto" fo:background-color="#ffffff" fo:keep-with-next="auto"/>
    </style:style>
    <style:style style:name="P36" style:family="paragraph" style:parent-style-name="Standard">
      <style:paragraph-properties fo:margin-left="0cm" fo:margin-right="0cm" fo:orphans="2" fo:widows="2" fo:text-indent="0cm" style:auto-text-indent="false"/>
    </style:style>
    <style:style style:name="P37" style:family="paragraph" style:parent-style-name="Standard">
      <style:paragraph-properties fo:margin-left="0cm" fo:margin-right="0cm" fo:orphans="2" fo:widows="2" fo:text-indent="0cm" style:auto-text-indent="false"/>
      <style:text-properties fo:color="#202122" style:font-name="Times New Roman" fo:font-size="12pt" style:font-name-asian="Times New Roman1" style:font-size-asian="12pt" style:font-name-complex="Times New Roman1" style:font-size-complex="12pt"/>
    </style:style>
    <style:style style:name="P38"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P39" style:family="paragraph" style:parent-style-name="Standard">
      <style:paragraph-properties fo:margin-left="0cm" fo:margin-right="0cm" fo:orphans="2" fo:widows="2" fo:text-indent="0cm" style:auto-text-indent="false"/>
      <style:text-properties fo:font-variant="normal" fo:text-transform="none" fo:color="#202122"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0" style:family="paragraph" style:parent-style-name="Heading_20_2">
      <style:paragraph-properties fo:margin-left="0cm" fo:margin-right="0cm" fo:orphans="2" fo:widows="2" fo:text-indent="0cm" style:auto-text-indent="false"/>
      <style:text-properties fo:font-variant="normal" fo:text-transform="none" fo:color="#000000" style:font-name="Times New Roman" fo:font-size="14pt" fo:font-style="normal" style:font-name-asian="Times New Roman1" style:font-size-asian="14pt" style:font-style-asian="normal" style:font-name-complex="Times New Roman1" style:font-size-complex="14pt"/>
    </style:style>
    <style:style style:name="P41" style:family="paragraph" style:parent-style-name="Heading_20_2">
      <style:paragraph-properties fo:margin-left="0cm" fo:margin-right="0cm" fo:orphans="2" fo:widows="2" fo:text-indent="0cm" style:auto-text-indent="false" fo:break-before="auto" fo:break-after="auto"/>
      <style:text-properties fo:font-variant="normal" fo:text-transform="none" fo:color="#000000" style:font-name="Times New Roman" fo:font-size="14pt" fo:font-style="normal" style:font-name-asian="Times New Roman1" style:font-size-asian="14pt" style:font-style-asian="normal" style:font-name-complex="Times New Roman1" style:font-size-complex="14pt"/>
    </style:style>
    <style:style style:name="P42" style:family="paragraph" style:parent-style-name="Heading_20_2">
      <style:paragraph-properties fo:margin-left="0cm" fo:margin-right="0cm" fo:orphans="2" fo:widows="2" fo:text-indent="0cm" style:auto-text-indent="false" fo:break-before="auto" fo:break-after="auto"/>
      <style:text-properties fo:font-variant="normal" fo:text-transform="none" fo:color="#000000" style:font-name="Times New Roman" fo:font-size="14pt" fo:font-style="normal" officeooo:paragraph-rsid="001c9404" style:font-name-asian="Times New Roman1" style:font-size-asian="14pt" style:font-style-asian="normal" style:font-name-complex="Times New Roman1" style:font-size-complex="14pt"/>
    </style:style>
    <style:style style:name="P43" style:family="paragraph" style:parent-style-name="Standard">
      <style:paragraph-properties fo:margin-top="0cm" fo:margin-bottom="0.247cm" loext:contextual-spacing="false" fo:line-height="115%" fo:orphans="2" fo:widows="2"/>
      <style:text-properties style:font-name="Times New Roman" fo:font-style="italic" style:font-name-asian="Times New Roman1" style:font-style-asian="italic" style:font-name-complex="Times New Roman1"/>
    </style:style>
    <style:style style:name="P44" style:family="paragraph" style:parent-style-name="Standard">
      <style:text-properties style:font-name="Times New Roman" fo:font-size="12pt" fo:font-style="italic" fo:font-weight="normal" style:font-name-asian="Times New Roman1" style:font-size-asian="12pt" style:font-style-asian="italic" style:font-weight-asian="normal" style:font-name-complex="Times New Roman1" style:font-size-complex="12pt" style:font-style-complex="italic"/>
    </style:style>
    <style:style style:name="P45" style:family="paragraph" style:parent-style-name="Standard" style:master-page-name="Standard">
      <style:paragraph-properties fo:margin-left="0cm" fo:margin-right="0cm" fo:margin-top="0cm" fo:margin-bottom="0.247cm" loext:contextual-spacing="false" fo:line-height="115%" fo:text-align="center" style:justify-single-word="false" fo:keep-together="auto" fo:orphans="2" fo:widows="2" fo:text-indent="0cm" style:auto-text-indent="false" style:page-number="1" fo:break-before="auto" fo:break-after="auto" fo:keep-with-next="auto"/>
    </style:style>
    <style:style style:name="P46"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2db27f" style:font-name-asian="Times New Roman1" style:font-size-asian="12pt" style:font-style-asian="normal" style:font-weight-asian="normal" style:font-name-complex="Times New Roman1" style:font-size-complex="12pt"/>
    </style:style>
    <style:style style:name="P47" style:family="paragraph" style:parent-style-name="Standard">
      <loext:graphic-properties draw:fill="solid" draw:fill-color="#ffffff"/>
      <style:paragraph-properties fo:margin-left="0cm" fo:margin-right="0cm" fo:margin-top="0.212cm" fo:margin-bottom="0.212cm" loext:contextual-spacing="false" fo:line-height="100%" fo:text-align="start" style:justify-single-word="false" fo:keep-together="auto" fo:orphans="2" fo:widows="2" fo:text-indent="0cm" style:auto-text-indent="false" fo:background-color="#ffffff" fo:keep-with-next="auto"/>
      <style:text-properties officeooo:paragraph-rsid="002e4a8a"/>
    </style:style>
    <style:style style:name="P48" style:family="paragraph" style:parent-style-name="Standard">
      <loext:graphic-properties draw:fill="solid" draw:fill-color="#ffffff"/>
      <style:paragraph-properties fo:margin-left="0cm" fo:margin-right="0cm" fo:margin-top="0.212cm" fo:margin-bottom="0.212cm" loext:contextual-spacing="false" fo:line-height="100%" fo:text-align="start" style:justify-single-word="false" fo:orphans="2" fo:widows="2" fo:text-indent="0cm" style:auto-text-indent="false" fo:background-color="#ffffff"/>
      <style:text-properties officeooo:paragraph-rsid="002db27f"/>
    </style:style>
    <style:style style:name="P49" style:family="paragraph" style:parent-style-name="Heading_20_2">
      <style:paragraph-properties fo:margin-left="0cm" fo:margin-right="0cm" fo:orphans="2" fo:widows="2" fo:text-indent="0cm" style:auto-text-indent="false"/>
    </style:style>
    <style:style style:name="T1" style:family="text">
      <style:text-properties fo:font-variant="normal" fo:text-transform="none" fo:color="#000000" style:text-line-through-style="none" style:text-line-through-type="none" style:text-position="0% 100%" style:font-name="Trebuchet MS" fo:font-size="96pt" fo:font-style="normal" style:text-underline-style="none" fo:font-weight="bold" style:font-name-asian="Trebuchet MS1" style:font-size-asian="96pt" style:font-style-asian="normal" style:font-weight-asian="bold" style:font-name-complex="Trebuchet MS1" style:font-size-complex="96pt"/>
    </style:style>
    <style:style style:name="T2" style:family="text">
      <style:text-properties fo:font-variant="normal" fo:text-transform="none" fo:color="#000000" style:text-line-through-style="none" style:text-line-through-type="none" style:text-position="0% 100%" style:font-name="Trebuchet MS" fo:font-size="20pt" fo:font-style="normal" style:text-underline-style="none" fo:font-weight="bold" style:font-name-asian="Trebuchet MS1" style:font-size-asian="20pt" style:font-style-asian="normal" style:font-weight-asian="bold" style:font-name-complex="Trebuchet MS1" style:font-size-complex="20pt"/>
    </style:style>
    <style:style style:name="T3" style:family="text">
      <style:text-properties fo:font-variant="normal" fo:text-transform="none" fo:color="#000000" style:text-line-through-style="none" style:text-line-through-type="none" style:text-position="0% 100%" style:font-name="Times New Roman" fo:font-size="96pt" fo:font-style="normal" style:text-underline-style="none" fo:font-weight="bold" style:font-name-asian="Times New Roman1" style:font-size-asian="96pt" style:font-style-asian="normal" style:font-weight-asian="bold" style:font-name-complex="Times New Roman1" style:font-size-complex="96pt"/>
    </style:style>
    <style:style style:name="T4" style:family="text">
      <style:text-properties fo:font-variant="normal" fo:text-transform="none" fo:color="#000000" style:text-line-through-style="none" style:text-line-through-type="none" style:text-position="0% 100%" style:font-name="Times New Roman" fo:font-size="20pt" fo:font-style="normal" style:text-underline-style="none" fo:font-weight="bold" style:font-name-asian="Times New Roman1" style:font-size-asian="20pt" style:font-style-asian="normal" style:font-weight-asian="bold" style:font-name-complex="Times New Roman1" style:font-size-complex="20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2d40c" style:font-name-asian="Times New Roman1" style:font-size-asian="12pt" style:font-style-asian="normal" style:font-weight-asian="normal"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3ead3" style:font-name-asian="Times New Roman1" style:font-size-asian="12pt" style:font-style-asian="normal" style:font-weight-asian="normal" style:font-name-complex="Times New Roman1" style:font-size-complex="12pt"/>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52638" style:font-name-asian="Times New Roman1" style:font-size-asian="12pt" style:font-style-asian="normal" style:font-weight-asian="normal" style:font-name-complex="Times New Roman1" style:font-size-complex="12pt"/>
    </style:style>
    <style:style style:name="T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5ef43" style:font-name-asian="Times New Roman1" style:font-size-asian="12pt" style:font-style-asian="normal" style:font-weight-asian="normal" style:font-name-complex="Times New Roman1" style:font-size-complex="12pt"/>
    </style:style>
    <style:style style:name="T10"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c9404" style:font-name-asian="Times New Roman1" style:font-size-asian="12pt" style:font-style-asian="normal" style:font-weight-asian="normal" style:font-name-complex="Times New Roman1" style:font-size-complex="12pt"/>
    </style:style>
    <style:style style:name="T1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d69c1" style:font-name-asian="Times New Roman1" style:font-size-asian="12pt" style:font-style-asian="normal" style:font-weight-asian="normal" style:font-name-complex="Times New Roman1" style:font-size-complex="12pt"/>
    </style:style>
    <style:style style:name="T1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f181b"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f5beb" style:font-name-asian="Times New Roman1" style:font-size-asian="12pt" style:font-style-asian="normal" style:font-weight-asian="normal" style:font-name-complex="Times New Roman1" style:font-size-complex="12pt"/>
    </style:style>
    <style:style style:name="T1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15fc4" style:font-name-asian="Times New Roman1" style:font-size-asian="12pt" style:font-style-asian="normal" style:font-weight-asian="normal" style:font-name-complex="Times New Roman1" style:font-size-complex="12pt"/>
    </style:style>
    <style:style style:name="T1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37e66" style:font-name-asian="Times New Roman1" style:font-size-asian="12pt" style:font-style-asian="normal" style:font-weight-asian="normal" style:font-name-complex="Times New Roman1" style:font-size-complex="12pt"/>
    </style:style>
    <style:style style:name="T1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weight-complex="normal"/>
    </style:style>
    <style:style style:name="T1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7c1b8" style:font-name-asian="Times New Roman1" style:font-size-asian="12pt" style:font-style-asian="normal" style:font-weight-asian="normal" style:font-name-complex="Times New Roman1" style:font-size-complex="12pt" style:font-weight-complex="normal"/>
    </style:style>
    <style:style style:name="T1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db27f" style:font-name-asian="Times New Roman1" style:font-size-asian="12pt" style:font-style-asian="normal" style:font-weight-asian="normal" style:font-name-complex="Times New Roman1" style:font-size-complex="12pt" style:font-weight-complex="normal"/>
    </style:style>
    <style:style style:name="T1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e4a8a" style:font-name-asian="Times New Roman1" style:font-size-asian="12pt" style:font-style-asian="normal" style:font-weight-asian="normal" style:font-name-complex="Times New Roman1" style:font-size-complex="12pt" style:font-weight-complex="normal"/>
    </style:style>
    <style:style style:name="T20"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d69c1" style:font-name-asian="Times New Roman1" style:font-size-asian="12pt" style:font-style-asian="normal" style:font-weight-asian="normal" style:font-name-complex="Times New Roman1"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c8e5d" style:font-name-asian="Times New Roman1" style:font-size-asian="12pt" style:font-style-asian="normal" style:font-weight-asian="normal" style:font-name-complex="Times New Roman1"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68c87" style:font-name-asian="Times New Roman1" style:font-size-asian="12pt" style:font-style-asian="normal" style:font-weight-asian="normal" style:font-name-complex="Times New Roman1" style:font-size-complex="12pt"/>
    </style:style>
    <style:style style:name="T2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7c1b8" style:font-name-asian="Times New Roman1" style:font-size-asian="12pt" style:font-style-asian="normal" style:font-weight-asian="normal" style:font-name-complex="Times New Roman1" style:font-size-complex="12pt"/>
    </style:style>
    <style:style style:name="T2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a6008" style:font-name-asian="Times New Roman1" style:font-size-asian="12pt" style:font-style-asian="normal" style:font-weight-asian="normal" style:font-name-complex="Times New Roman1" style:font-size-complex="12pt"/>
    </style:style>
    <style:style style:name="T2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b91f5" style:font-name-asian="Times New Roman1" style:font-size-asian="12pt" style:font-style-asian="normal" style:font-weight-asian="normal" style:font-name-complex="Times New Roman1" style:font-size-complex="12pt"/>
    </style:style>
    <style:style style:name="T2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c8e5d" style:font-name-asian="Times New Roman1" style:font-size-asian="12pt" style:font-style-asian="normal" style:font-weight-asian="normal" style:font-name-complex="Times New Roman1" style:font-size-complex="12pt"/>
    </style:style>
    <style:style style:name="T2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db27f" style:font-name-asian="Times New Roman1" style:font-size-asian="12pt" style:font-style-asian="normal" style:font-weight-asian="normal" style:font-name-complex="Times New Roman1" style:font-size-complex="12pt"/>
    </style:style>
    <style:style style:name="T2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e4a8a" style:font-name-asian="Times New Roman1" style:font-size-asian="12pt" style:font-style-asian="normal" style:font-weight-asian="normal" style:font-name-complex="Times New Roman1" style:font-size-complex="12pt"/>
    </style:style>
    <style:style style:name="T2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f8ee8" style:font-name-asian="Times New Roman1" style:font-size-asian="12pt" style:font-style-asian="normal" style:font-weight-asian="normal" style:font-name-complex="Times New Roman1" style:font-size-complex="12pt"/>
    </style:style>
    <style:style style:name="T30"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ffffff" loext:char-shading-value="0" style:font-name-asian="Times New Roman1" style:font-size-asian="12pt" style:font-style-asian="normal" style:font-weight-asian="bold" style:font-name-complex="Times New Roman1" style:font-size-complex="12pt"/>
    </style:style>
    <style:style style:name="T31"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3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2d40c" style:font-name-asian="Times New Roman1" style:font-size-asian="12pt" style:font-style-asian="normal" style:font-weight-asian="bold" style:font-name-complex="Times New Roman1" style:font-size-complex="12pt"/>
    </style:style>
    <style:style style:name="T33"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font-weight-complex="bold"/>
    </style:style>
    <style:style style:name="T3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3ead3" style:font-name-asian="Times New Roman1" style:font-size-asian="12pt" style:font-style-asian="normal" style:font-weight-asian="bold" style:font-name-complex="Times New Roman1" style:font-size-complex="12pt" style:font-weight-complex="bold"/>
    </style:style>
    <style:style style:name="T35"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c9404" style:font-name-asian="Times New Roman1" style:font-size-asian="12pt" style:font-style-asian="normal" style:font-weight-asian="bold" style:font-name-complex="Times New Roman1" style:font-size-complex="12pt" style:font-weight-complex="bold"/>
    </style:style>
    <style:style style:name="T36"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d69c1" style:font-name-asian="Times New Roman1" style:font-size-asian="12pt" style:font-style-asian="normal" style:font-weight-asian="bold" style:font-name-complex="Times New Roman1" style:font-size-complex="12pt" style:font-weight-complex="bold"/>
    </style:style>
    <style:style style:name="T37"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49e3b" style:font-name-asian="Times New Roman1" style:font-size-asian="12pt" style:font-style-asian="normal" style:font-weight-asian="bold" style:font-name-complex="Times New Roman1" style:font-size-complex="12pt" style:font-weight-complex="bold"/>
    </style:style>
    <style:style style:name="T38"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15fc4" style:font-name-asian="Times New Roman1" style:font-size-asian="12pt" style:font-style-asian="normal" style:font-weight-asian="bold" style:font-name-complex="Times New Roman1" style:font-size-complex="12pt" style:font-weight-complex="bold"/>
    </style:style>
    <style:style style:name="T39"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db27f" style:font-name-asian="Times New Roman1" style:font-size-asian="12pt" style:font-style-asian="normal" style:font-weight-asian="bold" style:font-name-complex="Times New Roman1" style:font-size-complex="12pt" style:font-weight-complex="bold"/>
    </style:style>
    <style:style style:name="T40"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e4a8a" style:font-name-asian="Times New Roman1" style:font-size-asian="12pt" style:font-style-asian="normal" style:font-weight-asian="bold" style:font-name-complex="Times New Roman1" style:font-size-complex="12pt" style:font-weight-complex="bold"/>
    </style:style>
    <style:style style:name="T41"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3ead3" style:font-name-asian="Times New Roman1" style:font-size-asian="12pt" style:font-style-asian="normal" style:font-weight-asian="bold" style:font-name-complex="Times New Roman1" style:font-size-complex="12pt"/>
    </style:style>
    <style:style style:name="T4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52638" style:font-name-asian="Times New Roman1" style:font-size-asian="12pt" style:font-style-asian="normal" style:font-weight-asian="bold" style:font-name-complex="Times New Roman1" style:font-size-complex="12pt"/>
    </style:style>
    <style:style style:name="T43"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88e1d" style:font-name-asian="Times New Roman1" style:font-size-asian="12pt" style:font-style-asian="normal" style:font-weight-asian="bold" style:font-name-complex="Times New Roman1" style:font-size-complex="12pt"/>
    </style:style>
    <style:style style:name="T4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7c1b8" style:font-name-asian="Times New Roman1" style:font-size-asian="12pt" style:font-style-asian="normal" style:font-weight-asian="bold" style:font-name-complex="Times New Roman1" style:font-size-complex="12pt"/>
    </style:style>
    <style:style style:name="T45"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a6008" style:font-name-asian="Times New Roman1" style:font-size-asian="12pt" style:font-style-asian="normal" style:font-weight-asian="bold" style:font-name-complex="Times New Roman1" style:font-size-complex="12pt"/>
    </style:style>
    <style:style style:name="T46"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c8e5d" style:font-name-asian="Times New Roman1" style:font-size-asian="12pt" style:font-style-asian="normal" style:font-weight-asian="bold" style:font-name-complex="Times New Roman1" style:font-size-complex="12pt"/>
    </style:style>
    <style:style style:name="T47"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db27f" style:font-name-asian="Times New Roman1" style:font-size-asian="12pt" style:font-style-asian="normal" style:font-weight-asian="bold" style:font-name-complex="Times New Roman1" style:font-size-complex="12pt"/>
    </style:style>
    <style:style style:name="T48"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2e4a8a" style:font-name-asian="Times New Roman1" style:font-size-asian="12pt" style:font-style-asian="normal" style:font-weight-asian="bold" style:font-name-complex="Times New Roman1" style:font-size-complex="12pt"/>
    </style:style>
    <style:style style:name="T49"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50" style:family="text">
      <style:text-properties fo:font-variant="normal" fo:text-transform="none" fo:color="#000000" style:text-line-through-style="none" style:text-line-through-type="none" style:text-position="0% 100%" style:font-name="Times New Roman" fo:font-size="12pt" fo:font-style="normal" style:text-underline-style="none" officeooo:rsid="00152638" style:font-name-asian="Times New Roman1" style:font-size-asian="12pt" style:font-style-asian="normal" style:font-name-complex="Times New Roman1" style:font-size-complex="12pt"/>
    </style:style>
    <style:style style:name="T51" style:family="text">
      <style:text-properties fo:font-variant="normal" fo:text-transform="none" fo:color="#000000" style:text-line-through-style="none" style:text-line-through-type="none" style:text-position="0% 100%" style:font-name="Times New Roman" fo:font-size="12pt" fo:font-style="normal" style:text-underline-style="none" officeooo:rsid="001694eb" style:font-name-asian="Times New Roman1" style:font-size-asian="12pt" style:font-style-asian="normal" style:font-name-complex="Times New Roman1" style:font-size-complex="12pt"/>
    </style:style>
    <style:style style:name="T52" style:family="text">
      <style:text-properties fo:font-variant="normal" fo:text-transform="none" fo:color="#000000" style:text-line-through-style="none" style:text-line-through-type="none" style:text-position="0% 100%" style:font-name="Times New Roman" fo:font-size="12pt" fo:font-style="normal" style:text-underline-style="none" officeooo:rsid="001b7a99" style:font-name-asian="Times New Roman1" style:font-size-asian="12pt" style:font-style-asian="normal" style:font-name-complex="Times New Roman1" style:font-size-complex="12pt"/>
    </style:style>
    <style:style style:name="T53" style:family="text">
      <style:text-properties fo:font-variant="normal" fo:text-transform="none" fo:color="#000000" style:text-line-through-style="none" style:text-line-through-type="none" style:text-position="0% 100%" style:font-name="Times New Roman" fo:font-size="12pt" fo:font-style="normal" style:text-underline-style="none" officeooo:rsid="002e4a8a" style:font-name-asian="Times New Roman1" style:font-size-asian="12pt" style:font-style-asian="normal" style:font-name-complex="Times New Roman1" style:font-size-complex="12pt"/>
    </style:style>
    <style:style style:name="T54"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55"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2d40c" style:font-name-asian="Times New Roman1" style:font-size-asian="12pt" style:font-style-asian="italic" style:font-weight-asian="normal" style:font-name-complex="Times New Roman1" style:font-size-complex="12pt"/>
    </style:style>
    <style:style style:name="T56"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70489" style:font-name-asian="Times New Roman1" style:font-size-asian="12pt" style:font-style-asian="italic" style:font-weight-asian="normal" style:font-name-complex="Times New Roman1" style:font-size-complex="12pt"/>
    </style:style>
    <style:style style:name="T57"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9ecd3" style:font-name-asian="Times New Roman1" style:font-size-asian="12pt" style:font-style-asian="italic" style:font-weight-asian="normal" style:font-name-complex="Times New Roman1" style:font-size-complex="12pt"/>
    </style:style>
    <style:style style:name="T58"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b7a99" style:font-name-asian="Times New Roman1" style:font-size-asian="12pt" style:font-style-asian="italic" style:font-weight-asian="normal" style:font-name-complex="Times New Roman1" style:font-size-complex="12pt"/>
    </style:style>
    <style:style style:name="T59"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15fc4" style:font-name-asian="Times New Roman1" style:font-size-asian="12pt" style:font-style-asian="italic" style:font-weight-asian="normal" style:font-name-complex="Times New Roman1" style:font-size-complex="12pt"/>
    </style:style>
    <style:style style:name="T60"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27ede" style:font-name-asian="Times New Roman1" style:font-size-asian="12pt" style:font-style-asian="italic" style:font-weight-asian="normal" style:font-name-complex="Times New Roman1" style:font-size-complex="12pt"/>
    </style:style>
    <style:style style:name="T61"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d69c1" style:font-name-asian="Times New Roman1" style:font-size-asian="12pt" style:font-style-asian="italic" style:font-weight-asian="normal" style:font-name-complex="Times New Roman1" style:font-size-complex="12pt" style:font-style-complex="italic" style:font-weight-complex="normal"/>
    </style:style>
    <style:style style:name="T62"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4121a" style:font-name-asian="Times New Roman1" style:font-size-asian="12pt" style:font-style-asian="italic" style:font-weight-asian="normal" style:font-name-complex="Times New Roman1" style:font-size-complex="12pt" style:font-style-complex="italic" style:font-weight-complex="normal"/>
    </style:style>
    <style:style style:name="T63"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b91f5" style:font-name-asian="Times New Roman1" style:font-size-asian="12pt" style:font-style-asian="italic" style:font-weight-asian="normal" style:font-name-complex="Times New Roman1" style:font-size-complex="12pt" style:font-style-complex="italic" style:font-weight-complex="normal"/>
    </style:style>
    <style:style style:name="T64"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d69c1" style:font-name-asian="Times New Roman1" style:font-size-asian="12pt" style:font-style-asian="italic" style:font-weight-asian="normal" style:font-name-complex="Times New Roman1" style:font-size-complex="12pt" style:font-style-complex="italic"/>
    </style:style>
    <style:style style:name="T65"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7c1b8" style:font-name-asian="Times New Roman1" style:font-size-asian="12pt" style:font-style-asian="italic" style:font-weight-asian="normal" style:font-name-complex="Times New Roman1" style:font-size-complex="12pt"/>
    </style:style>
    <style:style style:name="T66"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c8e5d" style:font-name-asian="Times New Roman1" style:font-size-asian="12pt" style:font-style-asian="italic" style:font-weight-asian="normal" style:font-name-complex="Times New Roman1" style:font-size-complex="12pt"/>
    </style:style>
    <style:style style:name="T67"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2e4a8a" style:font-name-asian="Times New Roman1" style:font-size-asian="12pt" style:font-style-asian="italic" style:font-weight-asian="normal" style:font-name-complex="Times New Roman1" style:font-size-complex="12pt"/>
    </style:style>
    <style:style style:name="T68" style:family="text">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T69" style:family="text">
      <style:text-properties fo:font-variant="normal" fo:text-transform="none" fo:color="#000000" style:text-line-through-style="none" style:text-line-through-type="none" style:text-position="0% 100%" style:font-name="Times New Roman" fo:font-size="12pt" fo:font-style="italic" style:text-underline-style="none" style:font-name-asian="Times New Roman1" style:font-size-asian="12pt" style:font-style-asian="italic" style:font-name-complex="Times New Roman1" style:font-size-complex="12pt"/>
    </style:style>
    <style:style style:name="T70"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71" style:family="text">
      <style:text-properties fo:font-variant="normal" fo:text-transform="none" fo:color="#0000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T72" style:family="text">
      <style:text-properties fo:font-variant="normal" fo:text-transform="none" fo:color="#000000" style:font-name="Times New Roman" fo:font-size="12pt" fo:font-style="normal" fo:font-weight="bold" style:font-name-asian="Times New Roman1" style:font-size-asian="12pt" style:font-style-asian="normal" style:font-weight-asian="bold" style:font-name-complex="Times New Roman1" style:font-size-complex="12pt"/>
    </style:style>
    <style:style style:name="T73" style:family="text">
      <style:text-properties fo:font-variant="normal" fo:text-transform="none" fo:color="#000000" style:font-name="Times New Roman" fo:font-size="12pt" fo:font-style="italic" fo:font-weight="normal" style:font-name-asian="Times New Roman1" style:font-size-asian="12pt" style:font-style-asian="italic" style:font-weight-asian="normal" style:font-name-complex="Times New Roman1" style:font-size-complex="12pt"/>
    </style:style>
    <style:style style:name="T74" style:family="text">
      <style:text-properties fo:font-variant="normal" fo:text-transform="none" fo:color="#000000" style:font-name="Times New Roman" fo:font-size="12pt" fo:font-style="italic" fo:font-weight="normal" style:font-name-asian="Times New Roman1" style:font-size-asian="12pt" style:font-style-asian="italic" style:font-weight-asian="normal" style:font-name-complex="Times New Roman1" style:font-size-complex="12pt" style:font-style-complex="italic"/>
    </style:style>
    <style:style style:name="T75" style:family="text">
      <style:text-properties fo:font-variant="normal" fo:text-transform="none" fo:color="#000000"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style>
    <style:style style:name="T76" style:family="text">
      <style:text-properties fo:font-variant="normal" fo:text-transform="none" fo:color="#000000" style:font-name="Times New Roman" fo:font-size="14pt" fo:font-style="normal" style:font-name-asian="Times New Roman1" style:font-size-asian="14pt" style:font-style-asian="normal" style:font-name-complex="Times New Roman1" style:font-size-complex="14pt"/>
    </style:style>
    <style:style style:name="T77" style:family="text">
      <style:text-properties fo:font-variant="normal" fo:text-transform="none" fo:color="#202122"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78" style:family="text">
      <style:text-properties fo:font-variant="normal" fo:text-transform="none" fo:color="#202122" style:text-line-through-style="none" style:text-line-through-type="none" style:text-position="0% 100%" style:font-name="Times New Roman" fo:font-size="12pt" fo:font-style="normal" style:text-underline-style="none" fo:font-weight="normal" officeooo:rsid="002c8e5d" fo:background-color="#ffffff" loext:char-shading-value="0" style:font-name-asian="Times New Roman1" style:font-size-asian="12pt" style:font-style-asian="normal" style:font-weight-asian="normal" style:font-name-complex="Times New Roman1" style:font-size-complex="12pt"/>
    </style:style>
    <style:style style:name="T79" style:family="text">
      <style:text-properties style:font-name="Times New Roman" style:font-name-asian="Times New Roman1" style:font-name-complex="Times New Roman1"/>
    </style:style>
    <style:style style:name="T80" style:family="text">
      <style:text-properties style:font-name="Times New Roman" officeooo:rsid="0012d40c" style:font-name-asian="Times New Roman1" style:font-name-complex="Times New Roman1"/>
    </style:style>
    <style:style style:name="T81" style:family="text">
      <style:text-properties style:font-name="Times New Roman" fo:font-style="italic" style:font-name-asian="Times New Roman1" style:font-style-asian="italic" style:font-name-complex="Times New Roman1"/>
    </style:style>
    <style:style style:name="T82" style:family="text">
      <style:text-properties style:font-name="Times New Roman" fo:font-size="12pt" style:font-name-asian="Times New Roman1" style:font-size-asian="12pt" style:font-name-complex="Times New Roman1" style:font-size-complex="12pt"/>
    </style:style>
    <style:style style:name="T83" style:family="text">
      <style:text-properties style:font-name="Times New Roman" fo:font-size="12pt" fo:font-style="italic" style:font-name-asian="Times New Roman1" style:font-size-asian="12pt" style:font-style-asian="italic" style:font-name-complex="Times New Roman1" style:font-size-complex="12pt"/>
    </style:style>
    <style:style style:name="T8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85" style:family="text">
      <style:text-properties style:font-name="Times New Roman" fo:font-size="12pt" fo:font-style="italic" fo:font-weight="normal" style:font-name-asian="Times New Roman1" style:font-size-asian="12pt" style:font-style-asian="italic" style:font-weight-asian="normal" style:font-name-complex="Times New Roman1" style:font-size-complex="12pt" style:font-style-complex="italic"/>
    </style:style>
    <style:style style:name="T86" style:family="text">
      <style:text-properties style:font-name="Times New Roman" fo:font-size="12pt" fo:font-weight="normal" style:font-name-asian="Times New Roman1" style:font-size-asian="12pt" style:font-weight-asian="normal" style:font-name-complex="Times New Roman1" style:font-size-complex="12pt"/>
    </style:style>
    <style:style style:name="T87"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88" style:family="text">
      <style:text-properties style:font-name="Times New Roman" fo:font-size="12pt" fo:font-weight="bold" style:font-name-asian="Times New Roman1" style:font-size-asian="12pt" style:font-weight-asian="bold" style:font-name-complex="Times New Roman1" style:font-size-complex="12pt"/>
    </style:style>
    <style:style style:name="T89" style:family="text">
      <style:text-properties style:font-name="Times New Roman" fo:font-weight="bold" style:font-name-asian="Times New Roman1" style:font-weight-asian="bold" style:font-name-complex="Times New Roman1"/>
    </style:style>
    <style:style style:name="T90" style:family="text">
      <style:text-properties style:font-name="Times New Roman" fo:font-size="11pt" fo:font-style="italic" style:font-name-asian="Times New Roman1" style:font-size-asian="11pt" style:font-style-asian="italic" style:font-name-complex="Times New Roman1" style:font-size-complex="11pt"/>
    </style:style>
    <style:style style:name="T91" style:family="text">
      <style:text-properties style:font-name="Times New Roman" fo:font-style="normal" style:font-name-asian="Times New Roman1" style:font-style-asian="normal" style:font-name-complex="Times New Roman1"/>
    </style:style>
    <style:style style:name="T92" style:family="text">
      <style:text-properties style:font-name="Times New Roman" fo:font-style="normal" officeooo:rsid="001b7a99" style:font-name-asian="Times New Roman1" style:font-style-asian="normal" style:font-name-complex="Times New Roman1"/>
    </style:style>
    <style:style style:name="T93" style:family="text">
      <style:text-properties officeooo:rsid="0012d40c"/>
    </style:style>
    <style:style style:name="T94" style:family="text">
      <style:text-properties officeooo:rsid="00170489"/>
    </style:style>
    <style:style style:name="T95" style:family="text">
      <style:text-properties style:font-name="Trebuchet MS" fo:font-size="20pt" fo:font-style="normal" fo:font-weight="bold" style:font-name-asian="Trebuchet MS1" style:font-size-asian="20pt" style:font-style-asian="normal" style:font-weight-asian="bold" style:font-name-complex="Trebuchet MS1" style:font-size-complex="20pt"/>
    </style:style>
    <style:style style:name="T96" style:family="text">
      <style:text-properties style:font-name="Trebuchet MS" fo:font-size="20pt" fo:font-style="normal" fo:font-weight="bold" officeooo:rsid="001c9404" style:font-name-asian="Trebuchet MS1" style:font-size-asian="20pt" style:font-style-asian="normal" style:font-weight-asian="bold" style:font-name-complex="Trebuchet MS1" style:font-size-complex="20pt"/>
    </style:style>
    <style:style style:name="T97" style:family="text">
      <style:text-properties officeooo:rsid="0027c1b8"/>
    </style:style>
    <style:style style:name="T98" style:family="text">
      <style:text-properties officeooo:rsid="002a6008"/>
    </style:style>
    <style:style style:name="T99" style:family="text">
      <style:text-properties officeooo:rsid="002c8e5d"/>
    </style:style>
    <style:style style:name="T100" style:family="text">
      <style:text-properties fo:font-style="italic" style:font-style-asian="italic" style:font-style-complex="italic"/>
    </style:style>
    <style:style style:name="T101" style:family="text">
      <style:text-properties style:font-style-complex="normal"/>
    </style:style>
    <style:style style:name="T102" style:family="text">
      <style:text-properties officeooo:rsid="0012d40c" style:font-style-complex="normal"/>
    </style:style>
    <style:style style:name="T103" style:family="text">
      <style:text-properties officeooo:rsid="002db27f"/>
    </style:style>
    <style:style style:name="T104" style:family="text">
      <style:text-properties officeooo:rsid="002e4a8a"/>
    </style:style>
    <style:style style:name="T105" style:family="text">
      <style:text-properties officeooo:rsid="002f8ee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text:s/></text:span><text:span text:style-name="T3"> </text:span></text:p>
      <text:p text:style-name="P21">升级</text:p>
      <text:p text:style-name="P31">ShengJi Games</text:p>
      <text:p text:style-name="P17"/>
      <text:p text:style-name="P32"><text:span text:style-name="T2"><text:s/>40 points (四十分)</text:span><text:span text:style-name="T4"> </text:span></text:p>
      <text:p text:style-name="P40">Goal of the Game</text:p>
      <text:p text:style-name="P5"><text:span text:style-name="T5">Four players form two teams with partners across from each other and use one deck of 52 cards with </text:span><text:span text:style-name="T26">red and black </text:span><text:span text:style-name="T5">jokers. <text:s/>The game </text:span><text:span text:style-name="T77">uses </text:span><text:span text:style-name="T30">levels</text:span><text:span text:style-name="T77"> to track each team’</text:span><text:span text:style-name="T78">s</text:span><text:span text:style-name="T77"> score, a teamwins the game when having moved up</text:span><text:span text:style-name="T5"> from 2 to Ace </text:span><text:span text:style-name="T26">levels</text:span><text:span text:style-name="T54">(*) </text:span><text:span text:style-name="T79">.</text:span></text:p>
      <text:p text:style-name="P5"><text:span text:style-name="T5">Each round, the</text:span><text:span text:style-name="T31"> defenders team </text:span><text:span text:style-name="T5">is trying to prevent the </text:span><text:span text:style-name="T31">challengers team </text:span><text:span text:style-name="T5">from capturing 40 card points or more in tricks : "</text:span><text:span text:style-name="T31">kings</text:span><text:span text:style-name="T5">" (10pts), "</text:span><text:span text:style-name="T31">tens</text:span><text:span text:style-name="T5">" (10pts) and "</text:span><text:span text:style-name="T31">fives</text:span><text:span text:style-name="T5">" (5pts). </text:span><text:span text:style-name="T9">Card p</text:span><text:span text:style-name="T5">oints in the talon are </text:span><text:span text:style-name="T34">doubled</text:span><text:span text:style-name="T5"> and </text:span><text:span text:style-name="T7">captured by the last trick winner.</text:span></text:p>
      <table:table table:name="Table1" table:style-name="Table1">
        <table:table-column table:style-name="Table1.A"/>
        <table:table-column table:style-name="Table1.B"/>
        <table:table-row table:style-name="Table1.1">
          <table:table-cell table:style-name="Table1.A1" office:value-type="string">
            <text:p text:style-name="P3">Total of <text:span text:style-name="T98">card </text:span>points captured by the challengers team:</text:p>
          </table:table-cell>
          <table:table-cell table:style-name="Table1.A1" office:value-type="string">
            <text:p text:style-name="P3">Round Result:</text:p>
          </table:table-cell>
        </table:table-row>
        <table:table-row table:style-name="Table1.1">
          <table:table-cell table:style-name="Table1.A1" office:value-type="string">
            <text:p text:style-name="P4">0 points</text:p>
          </table:table-cell>
          <table:table-cell table:style-name="Table1.A1" office:value-type="string">
            <text:p text:style-name="P4">The defenders successfully defend and move up two levels</text:p>
          </table:table-cell>
        </table:table-row>
        <table:table-row table:style-name="Table1.1">
          <table:table-cell table:style-name="Table1.A1" office:value-type="string">
            <text:p text:style-name="P4">5 to 35 points</text:p>
          </table:table-cell>
          <table:table-cell table:style-name="Table1.A1" office:value-type="string">
            <text:p text:style-name="P4">The defenders successfully defend and move up one level</text:p>
          </table:table-cell>
        </table:table-row>
        <table:table-row table:style-name="Table1.1">
          <table:table-cell table:style-name="Table1.A1" office:value-type="string">
            <text:p text:style-name="P4">40 to 75 points</text:p>
          </table:table-cell>
          <table:table-cell table:style-name="Table1.A1" office:value-type="string">
            <text:p text:style-name="P4">The challengers becomes the new defenders</text:p>
          </table:table-cell>
        </table:table-row>
        <table:table-row table:style-name="Table1.1">
          <table:table-cell table:style-name="Table1.A1" office:value-type="string">
            <text:p text:style-name="P4">80 to 95 points</text:p>
          </table:table-cell>
          <table:table-cell table:style-name="Table1.A1" office:value-type="string">
            <text:p text:style-name="P4">The challengers becomes the new defenders and move up one level</text:p>
          </table:table-cell>
        </table:table-row>
        <table:table-row table:style-name="Table1.1">
          <table:table-cell table:style-name="Table1.A1" office:value-type="string">
            <text:p text:style-name="P4">100 points or more</text:p>
          </table:table-cell>
          <table:table-cell table:style-name="Table1.A1" office:value-type="string">
            <text:p text:style-name="P4">The challengers becomes the new defenders and move up two levels</text:p>
          </table:table-cell>
        </table:table-row>
      </table:table>
      <text:p text:style-name="P43">(*Ace level cannot be skipped and must be successfully defended)</text:p>
      <text:p text:style-name="P40">Round Setup</text:p>
      <text:p text:style-name="P5"><text:span text:style-name="T5">Each round, a player from the defenders team becomes the new </text:span><text:span text:style-name="T31">leader </text:span><text:span text:style-name="T68">(*) </text:span><text:span text:style-name="T21">makes those actions </text:span><text:span text:style-name="T31">:</text:span><text:span text:style-name="T5"> </text:span></text:p>
      <text:p text:style-name="P5"><text:span text:style-name="T5">- draws first, then in counter-clockwise order, each </text:span><text:span text:style-name="T26">other</text:span><text:span text:style-name="T5"> player draws a card until </text:span><text:span text:style-name="T26">everyone</text:span><text:span text:style-name="T5"> have 12 cards </text:span><text:span text:style-name="T22">in hand</text:span><text:span text:style-name="T5"> (</text:span><text:span text:style-name="T29">6</text:span><text:span text:style-name="T5"> cards </text:span><text:span text:style-name="T26">are left</text:span><text:span text:style-name="T5"> remaining). The trump suit is</text:span><text:span text:style-name="T82"> set</text:span><text:span text:style-name="T5"> during this draw phase </text:span><text:span text:style-name="T54">(see </text:span><text:span text:style-name="T83">§ Trump Suit</text:span><text:span text:style-name="T54">)</text:span></text:p>
      <text:p text:style-name="P28">- <text:span text:style-name="T99">takes</text:span> the six remaining cards <text:span text:style-name="T99">in hand</text:span> and discards an equal number to form a new talon, without revealing it to other players</text:p>
      <text:p text:style-name="P5"><text:span text:style-name="T5">- </text:span><text:span text:style-name="T82">leads</text:span><text:span text:style-name="T5"> the first trick</text:span></text:p>
      <text:p text:style-name="P5"><text:span text:style-name="T54">(*As long as the defenders team continues to successfully defend, the two partner will alternatively become leader for the ne</text:span><text:span text:style-name="T66">w </text:span><text:span text:style-name="T54">round. Whenever challengers become the new defenders, the new leader is the person to the right of the previous leader. </text:span><text:span text:style-name="T60">T</text:span><text:span text:style-name="T59">he player who </text:span><text:span text:style-name="T60">set</text:span><text:span text:style-name="T65">s</text:span><text:span text:style-name="T60"> trump of first round becomes the leader</text:span><text:span text:style-name="T54">)</text:span></text:p>
      <text:p text:style-name="P40">Trump Suit</text:p>
      <text:p text:style-name="P34">Defenders team level becomes the trump rank of the current round.</text:p>
      <text:p text:style-name="P35"><text:span text:style-name="T31">At any time during the draw, a player may expose first a </text:span><text:span text:style-name="T89">trump</text:span><text:span text:style-name="T31"> rank card, its suit </text:span><text:span text:style-name="T46">immediately </text:span><text:span text:style-name="T31">sets trump for the round </text:span><text:span text:style-name="T54">(*)</text:span><text:span text:style-name="T31">.</text:span><text:span text:style-name="T5"> </text:span></text:p>
      <text:p text:style-name="Standard"><text:span text:style-name="T82">The trump suit from high to low is: </text:span><text:span text:style-name="T85">red joker, black joker, trump rank card of the trump suit, three other trump rank cards, the remaining twelve cards of the trump suit</text:span></text:p>
      <text:p text:style-name="P44"/>
      <text:p text:style-name="P36"><text:soft-page-break/><text:span text:style-name="T71">Example with six as </text:span><text:span text:style-name="T79">trump</text:span><text:span text:style-name="T71"> rank and clubs as trump</text:span><text:span text:style-name="T82">: </text:span><text:span text:style-name="T72">red joker, black joker, </text:span><draw:frame draw:style-name="fr1" draw:name="image4.gif" text:anchor-type="as-char" svg:width="0.397cm" svg:height="0.344cm" draw:z-index="0"><draw:image xlink:href="Pictures/100002000000000F0000000D53AD5C5349C02F94.gif" xlink:type="simple" xlink:show="embed" xlink:actuate="onLoad" loext:mime-type="image/gif"/></draw:frame><text:span text:style-name="T72">6, [</text:span><draw:frame draw:style-name="fr1" draw:name="image1.gif" text:anchor-type="as-char" svg:width="0.397cm" svg:height="0.344cm" draw:z-index="1"><draw:image xlink:href="Pictures/100002000000000F0000000D292C91AE97D8964E.gif" xlink:type="simple" xlink:show="embed" xlink:actuate="onLoad" loext:mime-type="image/gif"/></draw:frame><text:span text:style-name="T72">6/</text:span><draw:frame draw:style-name="fr1" draw:name="image3.gif" text:anchor-type="as-char" svg:width="0.397cm" svg:height="0.344cm" draw:z-index="2"><draw:image xlink:href="Pictures/100002000000000F0000000DD4A55DABDA326C2A.gif" xlink:type="simple" xlink:show="embed" xlink:actuate="onLoad" loext:mime-type="image/gif"/></draw:frame><text:span text:style-name="T72">6/</text:span><draw:frame draw:style-name="fr1" draw:name="image2.gif" text:anchor-type="as-char" svg:width="0.397cm" svg:height="0.344cm" draw:z-index="3"><draw:image xlink:href="Pictures/100002000000000F0000000D2699326259B73613.gif" xlink:type="simple" xlink:show="embed" xlink:actuate="onLoad" loext:mime-type="image/gif"/></draw:frame><text:span text:style-name="T72">6</text:span><text:span text:style-name="T71"> - </text:span><text:span text:style-name="T73">all equal</text:span><text:span text:style-name="T71"> </text:span><text:span text:style-name="T72">], </text:span><draw:frame draw:style-name="fr1" draw:name="Image1" text:anchor-type="as-char" svg:width="0.397cm" svg:height="0.344cm" draw:z-index="4"><draw:image xlink:href="Pictures/100002000000000F0000000D53AD5C5349C02F94.gif" xlink:type="simple" xlink:show="embed" xlink:actuate="onLoad" loext:mime-type="image/gif"/></draw:frame><text:span text:style-name="T72">A, </text:span><draw:frame draw:style-name="fr1" draw:name="Image2" text:anchor-type="as-char" svg:width="0.397cm" svg:height="0.344cm" draw:z-index="5"><draw:image xlink:href="Pictures/100002000000000F0000000D53AD5C5349C02F94.gif" xlink:type="simple" xlink:show="embed" xlink:actuate="onLoad" loext:mime-type="image/gif"/></draw:frame><text:span text:style-name="T72">K, </text:span><draw:frame draw:style-name="fr1" draw:name="Image3" text:anchor-type="as-char" svg:width="0.397cm" svg:height="0.344cm" draw:z-index="6"><draw:image xlink:href="Pictures/100002000000000F0000000D53AD5C5349C02F94.gif" xlink:type="simple" xlink:show="embed" xlink:actuate="onLoad" loext:mime-type="image/gif"/></draw:frame><text:span text:style-name="T72">Q, </text:span><draw:frame draw:style-name="fr1" draw:name="Image4" text:anchor-type="as-char" svg:width="0.397cm" svg:height="0.344cm" draw:z-index="7"><draw:image xlink:href="Pictures/100002000000000F0000000D53AD5C5349C02F94.gif" xlink:type="simple" xlink:show="embed" xlink:actuate="onLoad" loext:mime-type="image/gif"/></draw:frame><text:span text:style-name="T72">J, </text:span><draw:frame draw:style-name="fr1" draw:name="Image5" text:anchor-type="as-char" svg:width="0.397cm" svg:height="0.344cm" draw:z-index="8"><draw:image xlink:href="Pictures/100002000000000F0000000D53AD5C5349C02F94.gif" xlink:type="simple" xlink:show="embed" xlink:actuate="onLoad" loext:mime-type="image/gif"/></draw:frame><text:span text:style-name="T72">10, </text:span><draw:frame draw:style-name="fr1" draw:name="Image6" text:anchor-type="as-char" svg:width="0.397cm" svg:height="0.344cm" draw:z-index="9"><draw:image xlink:href="Pictures/100002000000000F0000000D53AD5C5349C02F94.gif" xlink:type="simple" xlink:show="embed" xlink:actuate="onLoad" loext:mime-type="image/gif"/></draw:frame><text:span text:style-name="T72">9, </text:span><draw:frame draw:style-name="fr1" draw:name="Image7" text:anchor-type="as-char" svg:width="0.397cm" svg:height="0.344cm" draw:z-index="10"><draw:image xlink:href="Pictures/100002000000000F0000000D53AD5C5349C02F94.gif" xlink:type="simple" xlink:show="embed" xlink:actuate="onLoad" loext:mime-type="image/gif"/></draw:frame><text:span text:style-name="T72">8, </text:span><draw:frame draw:style-name="fr1" draw:name="Image8" text:anchor-type="as-char" svg:width="0.397cm" svg:height="0.344cm" draw:z-index="11"><draw:image xlink:href="Pictures/100002000000000F0000000D53AD5C5349C02F94.gif" xlink:type="simple" xlink:show="embed" xlink:actuate="onLoad" loext:mime-type="image/gif"/></draw:frame><text:span text:style-name="T72">7, </text:span><draw:frame draw:style-name="fr1" draw:name="Image9" text:anchor-type="as-char" svg:width="0.397cm" svg:height="0.344cm" draw:z-index="12"><draw:image xlink:href="Pictures/100002000000000F0000000D53AD5C5349C02F94.gif" xlink:type="simple" xlink:show="embed" xlink:actuate="onLoad" loext:mime-type="image/gif"/></draw:frame><text:span text:style-name="T72">5, </text:span><draw:frame draw:style-name="fr1" draw:name="Image10" text:anchor-type="as-char" svg:width="0.397cm" svg:height="0.344cm" draw:z-index="13"><draw:image xlink:href="Pictures/100002000000000F0000000D53AD5C5349C02F94.gif" xlink:type="simple" xlink:show="embed" xlink:actuate="onLoad" loext:mime-type="image/gif"/></draw:frame><text:span text:style-name="T72">4, </text:span><draw:frame draw:style-name="fr1" draw:name="Image11" text:anchor-type="as-char" svg:width="0.397cm" svg:height="0.344cm" draw:z-index="14"><draw:image xlink:href="Pictures/100002000000000F0000000D53AD5C5349C02F94.gif" xlink:type="simple" xlink:show="embed" xlink:actuate="onLoad" loext:mime-type="image/gif"/></draw:frame><text:span text:style-name="T72">3, </text:span><draw:frame draw:style-name="fr1" draw:name="Image12" text:anchor-type="as-char" svg:width="0.397cm" svg:height="0.344cm" draw:z-index="15"><draw:image xlink:href="Pictures/100002000000000F0000000D53AD5C5349C02F94.gif" xlink:type="simple" xlink:show="embed" xlink:actuate="onLoad" loext:mime-type="image/gif"/></draw:frame><text:span text:style-name="T72">2</text:span><text:span text:style-name="T71">. </text:span></text:p>
      <text:p text:style-name="P37"/>
      <text:p text:style-name="P39">Within other non-trump suits, the cards descend from Ace to 2, excluding the trump rank.</text:p>
      <text:p text:style-name="P38"/>
      <text:p text:style-name="P8">(*The exposed card is taken back in hand before the first trick. If no card was exposed, <text:span text:style-name="T99">the leader progressively </text:span>reveal<text:span text:style-name="T99">s</text:span> the talon : the first trump rank card flipped sets the trump suit. If there’s no <text:span text:style-name="T99">trump rank card</text:span>, <text:span text:style-name="T99">use</text:span> suit of the highest ranked card, excluding jokers)</text:p>
      <text:p text:style-name="P49"><text:span text:style-name="T76">Trick Play</text:span></text:p>
      <text:p text:style-name="P46">The leader starts by playing one card from their hand. In counter-clockwise order, all players have to follow suit unless they are void of that suit, in which case they may play any card. Highest trump card wins the trick, highest card of the suit led wins if no trump was played. <text:span text:style-name="T101">If </text:span><text:span text:style-name="T102">cards</text:span><text:span text:style-name="T101"> of equal trump rank are played to a trick, the first one played has precedence. </text:span></text:p>
      <text:p text:style-name="P14"><text:span text:style-name="T31">When a challenger wins a trick, card points are set aside </text:span><text:span text:style-name="T41">face-up (defenders card points are not co</text:span><text:span text:style-name="T43">llected</text:span><text:span text:style-name="T41">)</text:span><text:span text:style-name="T5">. Then the trick winner leads a new play.</text:span></text:p>
      <text:p text:style-name="P6"><text:span text:style-name="T5">« </text:span><text:span text:style-name="T27">Multi-trick</text:span><text:span text:style-name="T5">»: </text:span><text:span text:style-name="T31">Several cards of the same suit can be led simultaneously</text:span><text:span text:style-name="T5"> if the <text:s/>player is </text:span><text:span text:style-name="T31">certain </text:span><text:span text:style-name="T54">(*)</text:span><text:span text:style-name="T31"> </text:span><text:span text:style-name="T5">that these cards are the </text:span><text:span text:style-name="T31">highest ones</text:span><text:span text:style-name="T5"> remaining in that suit. Other players must play the same amount of cards as were led, as far as possible they must play cards of the suit led. Having run out of cards of the suit led, a player may play any cards he chooses. A </text:span><text:span text:style-name="T27">multi-trick</text:span><text:span text:style-name="T8"> </text:span><text:span text:style-name="T5">can only be defeated by playing an </text:span><text:span text:style-name="T31">equal amount of trump cards</text:span><text:span text:style-name="T5">. </text:span></text:p>
      <text:p text:style-name="P5"><text:span text:style-name="T54"> </text:span><draw:frame draw:style-name="fr1" draw:name="Image13" text:anchor-type="as-char" svg:width="0.397cm" svg:height="0.344cm" draw:z-index="16"><draw:image xlink:href="Pictures/100002000000000F0000000D53AD5C5349C02F94.gif" xlink:type="simple" xlink:show="embed" xlink:actuate="onLoad" loext:mime-type="image/gif"/></draw:frame><text:span text:style-name="T68">K</text:span><text:span text:style-name="T54"> was previously played, </text:span><draw:frame draw:style-name="fr1" draw:name="Image14" text:anchor-type="as-char" svg:width="0.397cm" svg:height="0.344cm" draw:z-index="17"><draw:image xlink:href="Pictures/100002000000000F0000000D2699326259B73613.gif" xlink:type="simple" xlink:show="embed" xlink:actuate="onLoad" loext:mime-type="image/gif"/></draw:frame><text:span text:style-name="T54"><text:s/>is trump :</text:span></text:p>
      <table:table table:name="Table2" table:style-name="Table2">
        <table:table-column table:style-name="Table2.A" table:number-columns-repeated="2"/>
        <table:table-column table:style-name="Table2.C" table:number-columns-repeated="2"/>
        <table:table-row table:style-name="Table2.1">
          <table:table-cell table:style-name="Table2.A1" office:value-type="string">
            <text:p text:style-name="P25"><draw:frame draw:style-name="fr1" draw:name="Image15" text:anchor-type="as-char" svg:width="0.397cm" svg:height="0.344cm" draw:z-index="18"><draw:image xlink:href="Pictures/100002000000000F0000000D53AD5C5349C02F94.gif" xlink:type="simple" xlink:show="embed" xlink:actuate="onLoad" loext:mime-type="image/gif"/></draw:frame><text:span text:style-name="T68">A, </text:span><draw:frame draw:style-name="fr1" draw:name="Image16" text:anchor-type="as-char" svg:width="0.397cm" svg:height="0.344cm" draw:z-index="19"><draw:image xlink:href="Pictures/100002000000000F0000000D53AD5C5349C02F94.gif" xlink:type="simple" xlink:show="embed" xlink:actuate="onLoad" loext:mime-type="image/gif"/></draw:frame><text:span text:style-name="T68">Q, </text:span><draw:frame draw:style-name="fr1" draw:name="Image17" text:anchor-type="as-char" svg:width="0.397cm" svg:height="0.344cm" draw:z-index="20"><draw:image xlink:href="Pictures/100002000000000F0000000D53AD5C5349C02F94.gif" xlink:type="simple" xlink:show="embed" xlink:actuate="onLoad" loext:mime-type="image/gif"/></draw:frame><text:span text:style-name="T68">J </text:span></text:p>
          </table:table-cell>
          <table:table-cell table:style-name="Table2.A1" office:value-type="string">
            <text:p text:style-name="P25"><draw:frame draw:style-name="fr1" draw:name="Image18" text:anchor-type="as-char" svg:width="0.397cm" svg:height="0.344cm" draw:z-index="21"><draw:image xlink:href="Pictures/100002000000000F0000000D53AD5C5349C02F94.gif" xlink:type="simple" xlink:show="embed" xlink:actuate="onLoad" loext:mime-type="image/gif"/></draw:frame><text:span text:style-name="T68">10, </text:span><draw:frame draw:style-name="fr1" draw:name="Image19" text:anchor-type="as-char" svg:width="0.397cm" svg:height="0.344cm" draw:z-index="22"><draw:image xlink:href="Pictures/100002000000000F0000000D53AD5C5349C02F94.gif" xlink:type="simple" xlink:show="embed" xlink:actuate="onLoad" loext:mime-type="image/gif"/></draw:frame><text:span text:style-name="T68">3, </text:span><draw:frame draw:style-name="fr1" draw:name="Image20" text:anchor-type="as-char" svg:width="0.397cm" svg:height="0.344cm" draw:z-index="23"><draw:image xlink:href="Pictures/100002000000000F0000000D53AD5C5349C02F94.gif" xlink:type="simple" xlink:show="embed" xlink:actuate="onLoad" loext:mime-type="image/gif"/></draw:frame><text:span text:style-name="T68">2</text:span></text:p>
          </table:table-cell>
          <table:table-cell table:style-name="Table2.A1" office:value-type="string">
            <text:p text:style-name="P25"><draw:frame draw:style-name="fr1" draw:name="Image21" text:anchor-type="as-char" svg:width="0.397cm" svg:height="0.344cm" draw:z-index="24"><draw:image xlink:href="Pictures/100002000000000F0000000D53AD5C5349C02F94.gif" xlink:type="simple" xlink:show="embed" xlink:actuate="onLoad" loext:mime-type="image/gif"/></draw:frame><text:span text:style-name="T68">7, </text:span><draw:frame draw:style-name="fr1" draw:name="Image22" text:anchor-type="as-char" svg:width="0.397cm" svg:height="0.344cm" draw:z-index="25"><draw:image xlink:href="Pictures/100002000000000F0000000D53AD5C5349C02F94.gif" xlink:type="simple" xlink:show="embed" xlink:actuate="onLoad" loext:mime-type="image/gif"/></draw:frame><text:span text:style-name="T68">5, </text:span><draw:frame draw:style-name="fr1" draw:name="Image23" text:anchor-type="as-char" svg:width="0.397cm" svg:height="0.344cm" draw:z-index="26"><draw:image xlink:href="Pictures/100002000000000F0000000D2699326259B73613.gif" xlink:type="simple" xlink:show="embed" xlink:actuate="onLoad" loext:mime-type="image/gif"/></draw:frame><text:span text:style-name="T68">K </text:span></text:p>
          </table:table-cell>
          <table:table-cell table:style-name="Table2.D1" office:value-type="string">
            <text:p text:style-name="P25"><text:span text:style-name="T54"><text:s/></text:span><draw:frame draw:style-name="fr1" draw:name="Image24" text:anchor-type="as-char" svg:width="0.397cm" svg:height="0.344cm" draw:z-index="27"><draw:image xlink:href="Pictures/100002000000000F0000000D2699326259B73613.gif" xlink:type="simple" xlink:show="embed" xlink:actuate="onLoad" loext:mime-type="image/gif"/></draw:frame><text:span text:style-name="T68">10,</text:span><draw:frame draw:style-name="fr1" draw:name="Image25" text:anchor-type="as-char" svg:width="0.397cm" svg:height="0.344cm" draw:z-index="28"><draw:image xlink:href="Pictures/100002000000000F0000000D2699326259B73613.gif" xlink:type="simple" xlink:show="embed" xlink:actuate="onLoad" loext:mime-type="image/gif"/></draw:frame><text:span text:style-name="T68">3,</text:span><draw:frame draw:style-name="fr1" draw:name="Image26" text:anchor-type="as-char" svg:width="0.397cm" svg:height="0.344cm" draw:z-index="29"><draw:image xlink:href="Pictures/100002000000000F0000000D2699326259B73613.gif" xlink:type="simple" xlink:show="embed" xlink:actuate="onLoad" loext:mime-type="image/gif"/></draw:frame><text:span text:style-name="T68">2 </text:span></text:p>
          </table:table-cell>
        </table:table-row>
        <table:table-row table:style-name="Table2.1">
          <table:table-cell table:style-name="Table2.A1" office:value-type="string">
            <text:p text:style-name="P25"><text:span text:style-name="T70">North  leads cards that are all the highest </text:span><text:span text:style-name="T90">remaining</text:span><text:span text:style-name="T70"> ones of clubs</text:span></text:p>
          </table:table-cell>
          <table:table-cell table:style-name="Table2.A1" office:value-type="string">
            <text:p text:style-name="P30">West  only has three clubs,and is forced to play a 10</text:p>
          </table:table-cell>
          <table:table-cell table:style-name="Table2.A1" office:value-type="string">
            <text:p text:style-name="P30">South  plays their last two clubs and <text:span text:style-name="T98">plays</text:span> <text:span text:style-name="T98">10</text:span> points to partner</text:p>
          </table:table-cell>
          <table:table-cell table:style-name="Table2.D1" office:value-type="string">
            <text:p text:style-name="P30">East  is void in clubs and trumps every cards to win the trick</text:p>
          </table:table-cell>
        </table:table-row>
      </table:table>
      <text:p text:style-name="P8"/>
      <text:p text:style-name="P19">(* <text:span text:style-name="T103">Multi-trick</text:span> opportunities arise from sequences of high cards or can be determined through card counting and observation of players' void suits. Once a <text:span text:style-name="T94">collection</text:span> has been played, each player should in counter-clockwise order confirm that all cards led  cannot be defeated within the same suit. If <text:span text:style-name="T97">a</text:span> <text:span text:style-name="T103">multi-trick</text:span> is invalid, the offending team loses the round. The other team moves up one level and becomes defenders)</text:p>
      <text:p text:style-name="P9"/>
      <text:p text:style-name="P18"/>
      <text:p text:style-name="P18"/>
      <text:p text:style-name="P32"><text:span text:style-name="T2"><text:s/>80 points (八十分)</text:span><text:span text:style-name="T4"> </text:span></text:p>
      <text:p text:style-name="P41">Goal of the Game</text:p>
      <text:p text:style-name="P5"><text:span text:style-name="T5">The game expand principles from </text:span><text:span text:style-name="T31">40 points (四十分)</text:span><text:span text:style-name="T5"> by adding a second deck and allows play of </text:span><text:span text:style-name="T31">pair </text:span><text:span text:style-name="T32">(</text:span><text:span text:style-name="T31">identical cards </text:span><text:span text:style-name="T32">of same value and suit)</text:span><text:span text:style-name="T5">.</text:span></text:p>
      <text:p text:style-name="P20">Players draw hands of 25 cards, with 8 cards <text:span text:style-name="T105">left</text:span> remaining.</text:p>
      <text:p text:style-name="P20">Captured points requirements are adjusted :</text:p>
      <table:table table:name="Table3" table:style-name="Table3">
        <table:table-column table:style-name="Table3.A"/>
        <table:table-column table:style-name="Table3.B"/>
        <table:table-row table:style-name="Table3.1">
          <table:table-cell table:style-name="Table3.A1" office:value-type="string">
            <text:p text:style-name="P3">Total of <text:span text:style-name="T98">card </text:span>points captured by the challengers team:</text:p>
          </table:table-cell>
          <table:table-cell table:style-name="Table3.A1" office:value-type="string">
            <text:p text:style-name="P3">Round Result:</text:p>
          </table:table-cell>
        </table:table-row>
        <table:table-row table:style-name="Table3.1">
          <table:table-cell table:style-name="Table3.A1" office:value-type="string">
            <text:p text:style-name="P4">0 points</text:p>
          </table:table-cell>
          <table:table-cell table:style-name="Table3.A1" office:value-type="string">
            <text:p text:style-name="P4">The defenders successfully defend and move up three levels</text:p>
          </table:table-cell>
        </table:table-row>
        <table:table-row table:style-name="Table3.1">
          <table:table-cell table:style-name="Table3.A1" office:value-type="string">
            <text:p text:style-name="P4">5 to 35 points</text:p>
          </table:table-cell>
          <table:table-cell table:style-name="Table3.A1" office:value-type="string">
            <text:p text:style-name="P4">The defenders successfully defend and move up two levels</text:p>
          </table:table-cell>
        </table:table-row>
        <table:table-row table:style-name="Table3.1">
          <table:table-cell table:style-name="Table3.A1" office:value-type="string">
            <text:p text:style-name="P4">40 to 75 points</text:p>
          </table:table-cell>
          <table:table-cell table:style-name="Table3.A1" office:value-type="string">
            <text:p text:style-name="P4">The defenders successfully defend and move up one level</text:p>
          </table:table-cell>
        </table:table-row>
        <table:table-row table:style-name="Table3.1">
          <table:table-cell table:style-name="Table3.A1" office:value-type="string">
            <text:p text:style-name="P4">80 to 115 points</text:p>
          </table:table-cell>
          <table:table-cell table:style-name="Table3.A1" office:value-type="string">
            <text:p text:style-name="P4">The challengers becomes the new defenders </text:p>
          </table:table-cell>
        </table:table-row>
        <table:table-row table:style-name="Table3.1">
          <table:table-cell table:style-name="Table3.A1" office:value-type="string">
            <text:p text:style-name="P4">120 to 155 points</text:p>
          </table:table-cell>
          <table:table-cell table:style-name="Table3.A1" office:value-type="string">
            <text:p text:style-name="P4">The challengers becomes the new defenders and move up one level</text:p>
          </table:table-cell>
        </table:table-row>
        <table:table-row table:style-name="Table3.1">
          <table:table-cell table:style-name="Table3.A1" office:value-type="string">
            <text:p text:style-name="P4">160 to 195 points</text:p>
          </table:table-cell>
          <table:table-cell table:style-name="Table3.A1" office:value-type="string">
            <text:p text:style-name="P4">The challengers becomes the new defenders and move up two levels</text:p>
          </table:table-cell>
        </table:table-row>
        <table:table-row table:style-name="Table3.1">
          <table:table-cell table:style-name="Table3.A1" office:value-type="string">
            <text:p text:style-name="P4">200 points or more</text:p>
          </table:table-cell>
          <table:table-cell table:style-name="Table3.A1" office:value-type="string">
            <text:p text:style-name="P2"><text:span text:style-name="T5">The challengers becomes the new defenders and move up three levels </text:span><text:span text:style-name="T54">(above 235 points, move up one extra level per increment of 40 points)</text:span></text:p>
          </table:table-cell>
        </table:table-row>
      </table:table>
      <text:p text:style-name="P10"/>
      <text:p text:style-name="P14"><text:span text:style-name="T7">Card p</text:span><text:span text:style-name="T5">oints </text:span><text:span text:style-name="T9">in</text:span><text:span text:style-name="T5"> the talon are </text:span><text:span text:style-name="T31">multiplied by twice the number of cards led to the last trick</text:span><text:span text:style-name="T5"> </text:span><text:span text:style-name="T54">(see § Trick Play).</text:span></text:p>
      <text:p text:style-name="P40">Trump Suit</text:p>
      <text:p text:style-name="P47"><text:span text:style-name="T5">At any time during the draw, a player may expose </text:span><text:span text:style-name="T33">a </text:span><text:span text:style-name="T39">single </text:span><text:span text:style-name="T40">or a </text:span><text:span text:style-name="T39">pair of</text:span><text:span text:style-name="T33"> trump rank card</text:span><text:span text:style-name="T40">s</text:span><text:span text:style-name="T33"> of the same sui</text:span><text:span text:style-name="T31">t</text:span><text:span text:style-name="T5"> to nominate a trump suit. </text:span><text:span text:style-name="T27">A single card </text:span><text:span text:style-name="T28">suit</text:span><text:span text:style-name="T5"> can be </text:span><text:span text:style-name="T31">overridden by another player</text:span><text:span text:style-name="T5"> </text:span><text:span text:style-name="T31">exposing</text:span><text:span text:style-name="T5"> </text:span><text:span text:style-name="T31">a </text:span><text:span text:style-name="T48">different</text:span><text:span text:style-name="T5"> </text:span><text:span text:style-name="T31">pair of trump rank car</text:span><text:span text:style-name="T48">ds.</text:span><text:span text:style-name="T31"> </text:span></text:p>
      <text:p text:style-name="P48"><text:span text:style-name="T27">A</text:span><text:span text:style-name="T5"> player </text:span><text:span text:style-name="T27">cannot</text:span><text:span text:style-name="T5"> override themselves </text:span><text:span text:style-name="T27">with a different suit, however </text:span><text:span text:style-name="T28">they </text:span><text:span text:style-name="T27">may </text:span><text:span text:style-name="T37">reinforce </text:span><text:span text:style-name="T19">their</text:span><text:span text:style-name="T18"> single card</text:span><text:span text:style-name="T27"> by exposing later the second identical card <text:s/>(providing no pair was exposed in the meantime).</text:span></text:p>
      <text:p text:style-name="P47"><text:span text:style-name="T19">A</text:span><text:span text:style-name="T18"> pair cannot be overriden, </text:span><text:span text:style-name="T19">except </text:span><text:span text:style-name="T5">by a</text:span><text:span text:style-name="T31"> pair of jokers of the same color (black or red) </text:span><text:span text:style-name="T5">which set</text:span><text:span text:style-name="T23">s</text:span><text:span text:style-name="T5"> a</text:span><text:span text:style-name="T86"> </text:span><text:span text:style-name="T88">short-trump suit</text:span><text:span text:style-name="T87">,</text:span><text:span text:style-name="T82"> from high to low : </text:span><text:span text:style-name="T84">red joker, black joker, all trump rank cards. E</text:span><text:span text:style-name="T74">xample with six as trump rank</text:span><text:span text:style-name="T84">: </text:span><text:span text:style-name="T75">red joker, black joker,[</text:span><text:span text:style-name="T100"><draw:frame draw:style-name="fr1" draw:name="Image27" text:anchor-type="as-char" svg:width="0.397cm" svg:height="0.344cm" draw:z-index="30"><draw:image xlink:href="Pictures/100002000000000F0000000D53AD5C5349C02F94.gif" xlink:type="simple" xlink:show="embed" xlink:actuate="onLoad" loext:mime-type="image/gif"/></draw:frame></text:span><text:span text:style-name="T75">6/</text:span><text:span text:style-name="T100"><draw:frame draw:style-name="fr1" draw:name="Image28" text:anchor-type="as-char" svg:width="0.397cm" svg:height="0.344cm" draw:z-index="31"><draw:image xlink:href="Pictures/100002000000000F0000000D292C91AE97D8964E.gif" xlink:type="simple" xlink:show="embed" xlink:actuate="onLoad" loext:mime-type="image/gif"/></draw:frame></text:span><text:span text:style-name="T75">6/</text:span><text:span text:style-name="T100"><draw:frame draw:style-name="fr1" draw:name="Image29" text:anchor-type="as-char" svg:width="0.397cm" svg:height="0.344cm" draw:z-index="32"><draw:image xlink:href="Pictures/100002000000000F0000000DD4A55DABDA326C2A.gif" xlink:type="simple" xlink:show="embed" xlink:actuate="onLoad" loext:mime-type="image/gif"/></draw:frame></text:span><text:span text:style-name="T75">6/</text:span><text:span text:style-name="T100"><draw:frame draw:style-name="fr1" draw:name="Image30" text:anchor-type="as-char" svg:width="0.397cm" svg:height="0.344cm" draw:z-index="33"><draw:image xlink:href="Pictures/100002000000000F0000000D2699326259B73613.gif" xlink:type="simple" xlink:show="embed" xlink:actuate="onLoad" loext:mime-type="image/gif"/></draw:frame></text:span><text:span text:style-name="T75">6</text:span><text:span text:style-name="T74"> - all equal</text:span><text:span text:style-name="T75">]</text:span></text:p>
      <text:p text:style-name="P26"><text:span text:style-name="T81">Trump nomination</text:span><text:span text:style-name="T54"> phase with J as trump rank :</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draw:frame draw:style-name="fr1" draw:name="Image31" text:anchor-type="as-char" svg:width="0.397cm" svg:height="0.344cm" draw:z-index="34"><draw:image xlink:href="Pictures/100002000000000F0000000D53AD5C5349C02F94.gif" xlink:type="simple" xlink:show="embed" xlink:actuate="onLoad" loext:mime-type="image/gif"/></draw:frame><text:span text:style-name="T68">J</text:span></text:p>
          </table:table-cell>
          <table:table-cell table:style-name="Table4.A1" office:value-type="string">
            <text:p text:style-name="P25"><draw:frame draw:style-name="fr1" draw:name="Image32" text:anchor-type="as-char" svg:width="0.397cm" svg:height="0.344cm" draw:z-index="35"><draw:image xlink:href="Pictures/100002000000000F0000000D2699326259B73613.gif" xlink:type="simple" xlink:show="embed" xlink:actuate="onLoad" loext:mime-type="image/gif"/></draw:frame><text:span text:style-name="T68">J, </text:span><draw:frame draw:style-name="fr1" draw:name="Image33" text:anchor-type="as-char" svg:width="0.397cm" svg:height="0.344cm" draw:z-index="36"><draw:image xlink:href="Pictures/100002000000000F0000000D2699326259B73613.gif" xlink:type="simple" xlink:show="embed" xlink:actuate="onLoad" loext:mime-type="image/gif"/></draw:frame><text:span text:style-name="T68">J</text:span></text:p>
          </table:table-cell>
          <table:table-cell table:style-name="Table4.C1" office:value-type="string">
            <text:p text:style-name="P29">Joker, Joker</text:p>
          </table:table-cell>
        </table:table-row>
        <table:table-row table:style-name="Table4.1">
          <table:table-cell table:style-name="Table4.A1" office:value-type="string">
            <text:p text:style-name="P30">East exposes clubs </text:p>
          </table:table-cell>
          <table:table-cell table:style-name="Table4.A1" office:value-type="string">
            <text:p text:style-name="P30">North decides to nominate hearts by exposing a pair <text:s/></text:p>
          </table:table-cell>
          <table:table-cell table:style-name="Table4.C1" office:value-type="string">
            <text:p text:style-name="P30">As J of clubs was overriden, East is allowed to nominate another suit and exposes <text:s/>two black <text:s/>jokers</text:p>
          </table:table-cell>
        </table:table-row>
      </table:table>
      <text:p text:style-name="P27"/>
      <text:p text:style-name="P40"><text:soft-page-break/>Trick Play</text:p>
      <text:p text:style-name="P14"><text:span text:style-name="T5">Different</text:span><text:span text:style-name="T31"> combinations </text:span><text:span text:style-name="T17">type</text:span><text:span text:style-name="T31"> </text:span><text:span text:style-name="T5">can lead a trick : <text:s/></text:span></text:p>
      <text:p text:style-name="P20">- single </text:p>
      <text:p text:style-name="P14"><text:span text:style-name="T5">- pair (</text:span><draw:frame draw:style-name="fr1" draw:name="Image34" text:anchor-type="as-char" svg:width="0.397cm" svg:height="0.344cm" draw:z-index="37"><draw:image xlink:href="Pictures/100002000000000F0000000D53AD5C5349C02F94.gif" xlink:type="simple" xlink:show="embed" xlink:actuate="onLoad" loext:mime-type="image/gif"/></draw:frame><text:span text:style-name="T5">3</text:span><draw:frame draw:style-name="fr1" draw:name="Image35" text:anchor-type="as-char" svg:width="0.397cm" svg:height="0.344cm" draw:z-index="38"><draw:image xlink:href="Pictures/100002000000000F0000000D53AD5C5349C02F94.gif" xlink:type="simple" xlink:show="embed" xlink:actuate="onLoad" loext:mime-type="image/gif"/></draw:frame><text:span text:style-name="T5">3) </text:span><text:span text:style-name="T54">(pair of </text:span><text:span text:style-name="T55">equal</text:span><text:span text:style-name="T54"> trump rank must </text:span><text:span text:style-name="T57">also</text:span><text:span text:style-name="T54"> be of the same symbol)</text:span></text:p>
      <text:p text:style-name="P14"><text:span text:style-name="T5">- at least two consecutive pairs (</text:span><draw:frame draw:style-name="fr1" draw:name="Image36" text:anchor-type="as-char" svg:width="0.397cm" svg:height="0.344cm" draw:z-index="39"><draw:image xlink:href="Pictures/100002000000000F0000000D2699326259B73613.gif" xlink:type="simple" xlink:show="embed" xlink:actuate="onLoad" loext:mime-type="image/gif"/></draw:frame><text:span text:style-name="T5">Q</text:span><draw:frame draw:style-name="fr1" draw:name="Image37" text:anchor-type="as-char" svg:width="0.397cm" svg:height="0.344cm" draw:z-index="40"><draw:image xlink:href="Pictures/100002000000000F0000000D2699326259B73613.gif" xlink:type="simple" xlink:show="embed" xlink:actuate="onLoad" loext:mime-type="image/gif"/></draw:frame><text:span text:style-name="T5">Q</text:span><draw:frame draw:style-name="fr1" draw:name="Image38" text:anchor-type="as-char" svg:width="0.397cm" svg:height="0.344cm" draw:z-index="41"><draw:image xlink:href="Pictures/100002000000000F0000000D2699326259B73613.gif" xlink:type="simple" xlink:show="embed" xlink:actuate="onLoad" loext:mime-type="image/gif"/></draw:frame><text:span text:style-name="T5">J</text:span><draw:frame draw:style-name="fr1" draw:name="Image39" text:anchor-type="as-char" svg:width="0.397cm" svg:height="0.344cm" draw:z-index="42"><draw:image xlink:href="Pictures/100002000000000F0000000D2699326259B73613.gif" xlink:type="simple" xlink:show="embed" xlink:actuate="onLoad" loext:mime-type="image/gif"/></draw:frame><text:span text:style-name="T5">J) </text:span><text:span text:style-name="T54">(</text:span><text:span text:style-name="T58">W</text:span><text:span text:style-name="T54">hether pairs are consecutive depends on the trump rank, </text:span><draw:frame draw:style-name="fr1" draw:name="Image40" text:anchor-type="as-char" svg:width="0.397cm" svg:height="0.344cm" draw:z-index="43"><draw:image xlink:href="Pictures/100002000000000F0000000D292C91AE97D8964E.gif" xlink:type="simple" xlink:show="embed" xlink:actuate="onLoad" loext:mime-type="image/gif"/></draw:frame><text:span text:style-name="T54">6</text:span><draw:frame draw:style-name="fr1" draw:name="Image41" text:anchor-type="as-char" svg:width="0.397cm" svg:height="0.344cm" draw:z-index="44"><draw:image xlink:href="Pictures/100002000000000F0000000D292C91AE97D8964E.gif" xlink:type="simple" xlink:show="embed" xlink:actuate="onLoad" loext:mime-type="image/gif"/></draw:frame><text:span text:style-name="T54">6</text:span><draw:frame draw:style-name="fr1" draw:name="Image42" text:anchor-type="as-char" svg:width="0.397cm" svg:height="0.344cm" draw:z-index="45"><draw:image xlink:href="Pictures/100002000000000F0000000D292C91AE97D8964E.gif" xlink:type="simple" xlink:show="embed" xlink:actuate="onLoad" loext:mime-type="image/gif"/></draw:frame><text:span text:style-name="T54">4</text:span><draw:frame draw:style-name="fr1" draw:name="Image43" text:anchor-type="as-char" svg:width="0.397cm" svg:height="0.344cm" draw:z-index="46"><draw:image xlink:href="Pictures/100002000000000F0000000D292C91AE97D8964E.gif" xlink:type="simple" xlink:show="embed" xlink:actuate="onLoad" loext:mime-type="image/gif"/></draw:frame><text:span text:style-name="T54">4 are consecutive </text:span><text:span text:style-name="T58">if</text:span><text:span text:style-name="T54"> 5 </text:span><text:span text:style-name="T58">is the current</text:span><text:span text:style-name="T54"> trump rank)</text:span></text:p>
      <text:p text:style-name="P14"><text:span text:style-name="T5">If other players can follow the led suit, they are </text:span><text:span text:style-name="T31">obligated to match the combination </text:span><text:span text:style-name="T44">type</text:span><text:span text:style-name="T31"> to the fullest extent possible</text:span><text:span text:style-name="T5">:</text:span></text:p>
      <text:p text:style-name="P14"><text:span text:style-name="T5">- if able to fully match </text:span><text:span text:style-name="T7">the combination</text:span><text:span text:style-name="T5"> within the led suit, they </text:span><text:span text:style-name="T31">must play those cards</text:span><text:span text:style-name="T5"> (the highest combination wins the trick)</text:span></text:p>
      <text:p text:style-name="P14"><text:span text:style-name="T5">- if not able to fully match </text:span><text:span text:style-name="T7">the combination</text:span><text:span text:style-name="T5">, they </text:span><text:span text:style-name="T31">must match a looser variant </text:span><text:span text:style-name="T5">in the same suit : </text:span></text:p>
      <text:p text:style-name="P14"><text:span text:style-name="T5">For example, if a trick is led with two consecutive pairs (</text:span><draw:frame draw:style-name="fr1" draw:name="Image44" text:anchor-type="as-char" svg:width="0.397cm" svg:height="0.344cm" draw:z-index="47"><draw:image xlink:href="Pictures/100002000000000F0000000D53AD5C5349C02F94.gif" xlink:type="simple" xlink:show="embed" xlink:actuate="onLoad" loext:mime-type="image/gif"/></draw:frame><text:span text:style-name="T5">8</text:span><draw:frame draw:style-name="fr1" draw:name="Image45" text:anchor-type="as-char" svg:width="0.397cm" svg:height="0.344cm" draw:z-index="48"><draw:image xlink:href="Pictures/100002000000000F0000000D53AD5C5349C02F94.gif" xlink:type="simple" xlink:show="embed" xlink:actuate="onLoad" loext:mime-type="image/gif"/></draw:frame><text:span text:style-name="T5">8</text:span><draw:frame draw:style-name="fr1" draw:name="Image46" text:anchor-type="as-char" svg:width="0.397cm" svg:height="0.344cm" draw:z-index="49"><draw:image xlink:href="Pictures/100002000000000F0000000D53AD5C5349C02F94.gif" xlink:type="simple" xlink:show="embed" xlink:actuate="onLoad" loext:mime-type="image/gif"/></draw:frame><text:span text:style-name="T5">7</text:span><draw:frame draw:style-name="fr1" draw:name="Image47" text:anchor-type="as-char" svg:width="0.397cm" svg:height="0.344cm" draw:z-index="50"><draw:image xlink:href="Pictures/100002000000000F0000000D53AD5C5349C02F94.gif" xlink:type="simple" xlink:show="embed" xlink:actuate="onLoad" loext:mime-type="image/gif"/></draw:frame><text:span text:style-name="T5">7), the ordering of required following plays is: <text:s/>two consecutive pairs in the same suit (</text:span><draw:frame draw:style-name="fr1" draw:name="Image48" text:anchor-type="as-char" svg:width="0.397cm" svg:height="0.344cm" draw:z-index="51"><draw:image xlink:href="Pictures/100002000000000F0000000D53AD5C5349C02F94.gif" xlink:type="simple" xlink:show="embed" xlink:actuate="onLoad" loext:mime-type="image/gif"/></draw:frame><text:span text:style-name="T5">4</text:span><draw:frame draw:style-name="fr1" draw:name="Image49" text:anchor-type="as-char" svg:width="0.397cm" svg:height="0.344cm" draw:z-index="52"><draw:image xlink:href="Pictures/100002000000000F0000000D53AD5C5349C02F94.gif" xlink:type="simple" xlink:show="embed" xlink:actuate="onLoad" loext:mime-type="image/gif"/></draw:frame><text:span text:style-name="T5">4</text:span><draw:frame draw:style-name="fr1" draw:name="Image50" text:anchor-type="as-char" svg:width="0.397cm" svg:height="0.344cm" draw:z-index="53"><draw:image xlink:href="Pictures/100002000000000F0000000D53AD5C5349C02F94.gif" xlink:type="simple" xlink:show="embed" xlink:actuate="onLoad" loext:mime-type="image/gif"/></draw:frame><text:span text:style-name="T5">3</text:span><draw:frame draw:style-name="fr1" draw:name="Image51" text:anchor-type="as-char" svg:width="0.397cm" svg:height="0.344cm" draw:z-index="54"><draw:image xlink:href="Pictures/100002000000000F0000000D53AD5C5349C02F94.gif" xlink:type="simple" xlink:show="embed" xlink:actuate="onLoad" loext:mime-type="image/gif"/></draw:frame><text:span text:style-name="T5">3) &gt; Any two pairs in the sam</text:span><text:span text:style-name="T6">e</text:span><text:span text:style-name="T5"> suit (</text:span><draw:frame draw:style-name="fr1" draw:name="Image52" text:anchor-type="as-char" svg:width="0.397cm" svg:height="0.344cm" draw:z-index="55"><draw:image xlink:href="Pictures/100002000000000F0000000D53AD5C5349C02F94.gif" xlink:type="simple" xlink:show="embed" xlink:actuate="onLoad" loext:mime-type="image/gif"/></draw:frame><text:span text:style-name="T5">K</text:span><draw:frame draw:style-name="fr1" draw:name="Image53" text:anchor-type="as-char" svg:width="0.397cm" svg:height="0.344cm" draw:z-index="56"><draw:image xlink:href="Pictures/100002000000000F0000000D53AD5C5349C02F94.gif" xlink:type="simple" xlink:show="embed" xlink:actuate="onLoad" loext:mime-type="image/gif"/></draw:frame><text:span text:style-name="T5">K</text:span><draw:frame draw:style-name="fr1" draw:name="Image54" text:anchor-type="as-char" svg:width="0.397cm" svg:height="0.344cm" draw:z-index="57"><draw:image xlink:href="Pictures/100002000000000F0000000D53AD5C5349C02F94.gif" xlink:type="simple" xlink:show="embed" xlink:actuate="onLoad" loext:mime-type="image/gif"/></draw:frame><text:span text:style-name="T5">6</text:span><draw:frame draw:style-name="fr1" draw:name="Image55" text:anchor-type="as-char" svg:width="0.397cm" svg:height="0.344cm" draw:z-index="58"><draw:image xlink:href="Pictures/100002000000000F0000000D53AD5C5349C02F94.gif" xlink:type="simple" xlink:show="embed" xlink:actuate="onLoad" loext:mime-type="image/gif"/></draw:frame><text:span text:style-name="T5">6) &gt; One pair in the same suit and two other cards in the same suit (</text:span><draw:frame draw:style-name="fr1" draw:name="Image56" text:anchor-type="as-char" svg:width="0.397cm" svg:height="0.344cm" draw:z-index="59"><draw:image xlink:href="Pictures/100002000000000F0000000D53AD5C5349C02F94.gif" xlink:type="simple" xlink:show="embed" xlink:actuate="onLoad" loext:mime-type="image/gif"/></draw:frame><text:span text:style-name="T5">8</text:span><draw:frame draw:style-name="fr1" draw:name="Image57" text:anchor-type="as-char" svg:width="0.397cm" svg:height="0.344cm" draw:z-index="60"><draw:image xlink:href="Pictures/100002000000000F0000000D53AD5C5349C02F94.gif" xlink:type="simple" xlink:show="embed" xlink:actuate="onLoad" loext:mime-type="image/gif"/></draw:frame><text:span text:style-name="T5">8</text:span><draw:frame draw:style-name="fr1" draw:name="Image58" text:anchor-type="as-char" svg:width="0.397cm" svg:height="0.344cm" draw:z-index="61"><draw:image xlink:href="Pictures/100002000000000F0000000D53AD5C5349C02F94.gif" xlink:type="simple" xlink:show="embed" xlink:actuate="onLoad" loext:mime-type="image/gif"/></draw:frame><text:span text:style-name="T5">6</text:span><draw:frame draw:style-name="fr1" draw:name="Image59" text:anchor-type="as-char" svg:width="0.397cm" svg:height="0.344cm" draw:z-index="62"><draw:image xlink:href="Pictures/100002000000000F0000000D53AD5C5349C02F94.gif" xlink:type="simple" xlink:show="embed" xlink:actuate="onLoad" loext:mime-type="image/gif"/></draw:frame><text:span text:style-name="T5">5) &gt; Any four cards in the same suit</text:span></text:p>
      <text:p text:style-name="P13">Trick example :</text:p>
      <table:table table:name="Table5" table:style-name="Table5">
        <table:table-column table:style-name="Table5.A" table:number-columns-repeated="2"/>
        <table:table-column table:style-name="Table5.C" table:number-columns-repeated="2"/>
        <table:table-row table:style-name="Table5.1">
          <table:table-cell table:style-name="Table5.A1" office:value-type="string">
            <text:p text:style-name="P25"><draw:frame draw:style-name="fr1" draw:name="Image60" text:anchor-type="as-char" svg:width="0.397cm" svg:height="0.344cm" draw:z-index="63"><draw:image xlink:href="Pictures/100002000000000F0000000D53AD5C5349C02F94.gif" xlink:type="simple" xlink:show="embed" xlink:actuate="onLoad" loext:mime-type="image/gif"/></draw:frame><text:span text:style-name="T68">J, </text:span><draw:frame draw:style-name="fr1" draw:name="Image61" text:anchor-type="as-char" svg:width="0.397cm" svg:height="0.344cm" draw:z-index="64"><draw:image xlink:href="Pictures/100002000000000F0000000D53AD5C5349C02F94.gif" xlink:type="simple" xlink:show="embed" xlink:actuate="onLoad" loext:mime-type="image/gif"/></draw:frame><text:span text:style-name="T68">J</text:span></text:p>
          </table:table-cell>
          <table:table-cell table:style-name="Table5.A1" office:value-type="string">
            <text:p text:style-name="P25"><draw:frame draw:style-name="fr1" draw:name="Image62" text:anchor-type="as-char" svg:width="0.397cm" svg:height="0.344cm" draw:z-index="65"><draw:image xlink:href="Pictures/100002000000000F0000000D53AD5C5349C02F94.gif" xlink:type="simple" xlink:show="embed" xlink:actuate="onLoad" loext:mime-type="image/gif"/></draw:frame><text:span text:style-name="T68">10, </text:span><draw:frame draw:style-name="fr1" draw:name="Image63" text:anchor-type="as-char" svg:width="0.397cm" svg:height="0.344cm" draw:z-index="66"><draw:image xlink:href="Pictures/100002000000000F0000000D53AD5C5349C02F94.gif" xlink:type="simple" xlink:show="embed" xlink:actuate="onLoad" loext:mime-type="image/gif"/></draw:frame><text:span text:style-name="T68">10</text:span></text:p>
          </table:table-cell>
          <table:table-cell table:style-name="Table5.A1" office:value-type="string">
            <text:p text:style-name="P25"><draw:frame draw:style-name="fr1" draw:name="Image64" text:anchor-type="as-char" svg:width="0.397cm" svg:height="0.344cm" draw:z-index="67"><draw:image xlink:href="Pictures/100002000000000F0000000D53AD5C5349C02F94.gif" xlink:type="simple" xlink:show="embed" xlink:actuate="onLoad" loext:mime-type="image/gif"/></draw:frame><text:span text:style-name="T68">7,  </text:span><draw:frame draw:style-name="fr1" draw:name="Image65" text:anchor-type="as-char" svg:width="0.397cm" svg:height="0.344cm" draw:z-index="68"><draw:image xlink:href="Pictures/100002000000000F0000000D53AD5C5349C02F94.gif" xlink:type="simple" xlink:show="embed" xlink:actuate="onLoad" loext:mime-type="image/gif"/></draw:frame><text:span text:style-name="T68">5</text:span></text:p>
          </table:table-cell>
          <table:table-cell table:style-name="Table5.D1" office:value-type="string">
            <text:p text:style-name="P25"><draw:frame draw:style-name="fr1" draw:name="Image66" text:anchor-type="as-char" svg:width="0.397cm" svg:height="0.344cm" draw:z-index="69"><draw:image xlink:href="Pictures/100002000000000F0000000D53AD5C5349C02F94.gif" xlink:type="simple" xlink:show="embed" xlink:actuate="onLoad" loext:mime-type="image/gif"/></draw:frame><text:span text:style-name="T68">A, </text:span><draw:frame draw:style-name="fr1" draw:name="Image67" text:anchor-type="as-char" svg:width="0.397cm" svg:height="0.344cm" draw:z-index="70"><draw:image xlink:href="Pictures/100002000000000F0000000D292C91AE97D8964E.gif" xlink:type="simple" xlink:show="embed" xlink:actuate="onLoad" loext:mime-type="image/gif"/></draw:frame><text:span text:style-name="T68">6</text:span></text:p>
          </table:table-cell>
        </table:table-row>
        <table:table-row table:style-name="Table5.1">
          <table:table-cell table:style-name="Table5.A1" office:value-type="string">
            <text:p text:style-name="P30">East leads a pair (and ultimately wins the trick)</text:p>
          </table:table-cell>
          <table:table-cell table:style-name="Table5.A1" office:value-type="string">
            <text:p text:style-name="P30">North is forced to play their only pair in clubs</text:p>
          </table:table-cell>
          <table:table-cell table:style-name="Table5.A1" office:value-type="string">
            <text:p text:style-name="P30">West  <text:s/>has no pair in clubs </text:p>
          </table:table-cell>
          <table:table-cell table:style-name="Table5.D1" office:value-type="string">
            <text:p text:style-name="P30">South plays their last clubs and another suit</text:p>
          </table:table-cell>
        </table:table-row>
      </table:table>
      <text:p text:style-name="P11"/>
      <text:p text:style-name="P12"><text:span text:style-name="T5">There’s no match requirement when following a trick in a different suit, but </text:span><text:span text:style-name="T31">in order to trump, a player must match the combination </text:span><text:span text:style-name="T45">type</text:span><text:span text:style-name="T31"> led </text:span><text:span text:style-name="T5">(a pair of trumps to </text:span><text:span text:style-name="T79">defeat</text:span><text:span text:style-name="T5"> a pair, two consecutive pairs of trumps to </text:span><text:span text:style-name="T79">defeat</text:span><text:span text:style-name="T5"> two consecutive pairs). </text:span><text:span text:style-name="T79">If the same card is played by </text:span><text:span text:style-name="T80">two</text:span><text:span text:style-name="T79"> players, the first one played has precedence.</text:span></text:p>
      <text:p text:style-name="P15"><text:span text:style-name="T49"><text:s/></text:span><text:span text:style-name="T68"><text:s/></text:span><text:span text:style-name="T49">« </text:span><text:span text:style-name="T53">Multi-trick of </text:span><text:span text:style-name="T51">combinations</text:span><text:span text:style-name="T49"> » : </text:span><text:span text:style-name="T31">different combinations of the same suit can be led simultaneously</text:span><text:span text:style-name="T49"> if the player is </text:span><text:span text:style-name="T31">certain </text:span><text:span text:style-name="T69">(*)</text:span><text:span text:style-name="T31"> </text:span><text:span text:style-name="T49">that these </text:span><text:span text:style-name="T52">combinations</text:span><text:span text:style-name="T49"> are the </text:span><text:span text:style-name="T31">highest </text:span><text:span text:style-name="T42">of their type</text:span><text:span text:style-name="T49"> remaining in that suit. </text:span><text:span text:style-name="T51">A </text:span><text:span text:style-name="T53">multi-trick</text:span><text:span text:style-name="T91">can be </text:span><text:span text:style-name="T92">evident</text:span><text:span text:style-name="T91"> (</text:span><draw:frame draw:style-name="fr1" draw:name="Image68" text:anchor-type="as-char" svg:width="0.397cm" svg:height="0.344cm" draw:z-index="71"><draw:image xlink:href="Pictures/100002000000000F0000000D53AD5C5349C02F94.gif" xlink:type="simple" xlink:show="embed" xlink:actuate="onLoad" loext:mime-type="image/gif"/></draw:frame><text:span text:style-name="T31">A</text:span><draw:frame draw:style-name="fr1" draw:name="Image69" text:anchor-type="as-char" svg:width="0.397cm" svg:height="0.344cm" draw:z-index="72"><draw:image xlink:href="Pictures/100002000000000F0000000D53AD5C5349C02F94.gif" xlink:type="simple" xlink:show="embed" xlink:actuate="onLoad" loext:mime-type="image/gif"/></draw:frame><text:span text:style-name="T31">K</text:span><draw:frame draw:style-name="fr1" draw:name="Image70" text:anchor-type="as-char" svg:width="0.397cm" svg:height="0.344cm" draw:z-index="73"><draw:image xlink:href="Pictures/100002000000000F0000000D53AD5C5349C02F94.gif" xlink:type="simple" xlink:show="embed" xlink:actuate="onLoad" loext:mime-type="image/gif"/></draw:frame><text:span text:style-name="T31">K </text:span><text:span text:style-name="T49">or</text:span><text:span text:style-name="T31"> </text:span><draw:frame draw:style-name="fr1" draw:name="Image71" text:anchor-type="as-char" svg:width="0.397cm" svg:height="0.344cm" draw:z-index="74"><draw:image xlink:href="Pictures/100002000000000F0000000D53AD5C5349C02F94.gif" xlink:type="simple" xlink:show="embed" xlink:actuate="onLoad" loext:mime-type="image/gif"/></draw:frame><text:span text:style-name="T31">A</text:span><draw:frame draw:style-name="fr1" draw:name="Image72" text:anchor-type="as-char" svg:width="0.397cm" svg:height="0.344cm" draw:z-index="75"><draw:image xlink:href="Pictures/100002000000000F0000000D53AD5C5349C02F94.gif" xlink:type="simple" xlink:show="embed" xlink:actuate="onLoad" loext:mime-type="image/gif"/></draw:frame><text:span text:style-name="T31">A</text:span><draw:frame draw:style-name="fr1" draw:name="Image73" text:anchor-type="as-char" svg:width="0.397cm" svg:height="0.344cm" draw:z-index="76"><draw:image xlink:href="Pictures/100002000000000F0000000D53AD5C5349C02F94.gif" xlink:type="simple" xlink:show="embed" xlink:actuate="onLoad" loext:mime-type="image/gif"/></draw:frame><text:span text:style-name="T31">K</text:span><text:span text:style-name="T91">), or determined from previous plays (</text:span><draw:frame draw:style-name="fr1" draw:name="Image74" text:anchor-type="as-char" svg:width="0.397cm" svg:height="0.344cm" draw:z-index="77"><draw:image xlink:href="Pictures/100002000000000F0000000D53AD5C5349C02F94.gif" xlink:type="simple" xlink:show="embed" xlink:actuate="onLoad" loext:mime-type="image/gif"/></draw:frame><text:span text:style-name="T31">A</text:span><draw:frame draw:style-name="fr1" draw:name="Image75" text:anchor-type="as-char" svg:width="0.397cm" svg:height="0.344cm" draw:z-index="78"><draw:image xlink:href="Pictures/100002000000000F0000000D53AD5C5349C02F94.gif" xlink:type="simple" xlink:show="embed" xlink:actuate="onLoad" loext:mime-type="image/gif"/></draw:frame><text:span text:style-name="T31">5 </text:span><draw:frame draw:style-name="fr1" draw:name="Image76" text:anchor-type="as-char" svg:width="0.397cm" svg:height="0.344cm" draw:z-index="79"><draw:image xlink:href="Pictures/100002000000000F0000000D53AD5C5349C02F94.gif" xlink:type="simple" xlink:show="embed" xlink:actuate="onLoad" loext:mime-type="image/gif"/></draw:frame><text:span text:style-name="T31">5 </text:span><draw:frame draw:style-name="fr1" draw:name="Image77" text:anchor-type="as-char" svg:width="0.397cm" svg:height="0.344cm" draw:z-index="80"><draw:image xlink:href="Pictures/100002000000000F0000000D53AD5C5349C02F94.gif" xlink:type="simple" xlink:show="embed" xlink:actuate="onLoad" loext:mime-type="image/gif"/></draw:frame><text:span text:style-name="T31">2 </text:span><draw:frame draw:style-name="fr1" draw:name="Image78" text:anchor-type="as-char" svg:width="0.397cm" svg:height="0.344cm" draw:z-index="81"><draw:image xlink:href="Pictures/100002000000000F0000000D53AD5C5349C02F94.gif" xlink:type="simple" xlink:show="embed" xlink:actuate="onLoad" loext:mime-type="image/gif"/></draw:frame><text:span text:style-name="T31">2 </text:span><text:span text:style-name="T91">if no players matched a pair of clubs in a previous trick). </text:span><text:span text:style-name="T49">In order to defeat a </text:span><text:span text:style-name="T53">multi-trick</text:span><text:span text:style-name="T49">, </text:span><text:span text:style-name="T31">each of its combination must be</text:span><text:span text:style-name="T49"> </text:span><text:span text:style-name="T31">individually trumped </text:span><text:span text:style-name="T69">(**)</text:span><text:span text:style-name="T49">. </text:span></text:p>
      <text:p text:style-name="P5"><text:span text:style-name="T54"><text:s/></text:span><draw:frame draw:style-name="fr1" draw:name="Image79" text:anchor-type="as-char" svg:width="0.397cm" svg:height="0.344cm" draw:z-index="82"><draw:image xlink:href="Pictures/100002000000000F0000000D2699326259B73613.gif" xlink:type="simple" xlink:show="embed" xlink:actuate="onLoad" loext:mime-type="image/gif"/></draw:frame><text:span text:style-name="T54">K was previously played, </text:span><draw:frame draw:style-name="fr1" draw:name="Image80" text:anchor-type="as-char" svg:width="0.397cm" svg:height="0.344cm" draw:z-index="83"><draw:image xlink:href="Pictures/100002000000000F0000000D53AD5C5349C02F94.gif" xlink:type="simple" xlink:show="embed" xlink:actuate="onLoad" loext:mime-type="image/gif"/></draw:frame><text:span text:style-name="T54"><text:s/>is trump :</text:span></text:p>
      <table:table table:name="Table6" table:style-name="Table6">
        <table:table-column table:style-name="Table6.A" table:number-columns-repeated="2"/>
        <table:table-column table:style-name="Table6.C" table:number-columns-repeated="2"/>
        <table:table-row table:style-name="Table6.1">
          <table:table-cell table:style-name="Table6.A1" office:value-type="string">
            <text:p text:style-name="P25"><draw:frame draw:style-name="fr1" draw:name="Image81" text:anchor-type="as-char" svg:width="0.397cm" svg:height="0.344cm" draw:z-index="84"><draw:image xlink:href="Pictures/100002000000000F0000000D2699326259B73613.gif" xlink:type="simple" xlink:show="embed" xlink:actuate="onLoad" loext:mime-type="image/gif"/></draw:frame><text:span text:style-name="T68">A</text:span><draw:frame draw:style-name="fr1" draw:name="Image82" text:anchor-type="as-char" svg:width="0.397cm" svg:height="0.344cm" draw:z-index="85"><draw:image xlink:href="Pictures/100002000000000F0000000D2699326259B73613.gif" xlink:type="simple" xlink:show="embed" xlink:actuate="onLoad" loext:mime-type="image/gif"/></draw:frame><text:span text:style-name="T68">A</text:span><draw:frame draw:style-name="fr1" draw:name="Image83" text:anchor-type="as-char" svg:width="0.397cm" svg:height="0.344cm" draw:z-index="86"><draw:image xlink:href="Pictures/100002000000000F0000000D2699326259B73613.gif" xlink:type="simple" xlink:show="embed" xlink:actuate="onLoad" loext:mime-type="image/gif"/></draw:frame><text:span text:style-name="T68">Q</text:span><draw:frame draw:style-name="fr1" draw:name="Image84" text:anchor-type="as-char" svg:width="0.397cm" svg:height="0.344cm" draw:z-index="87"><draw:image xlink:href="Pictures/100002000000000F0000000D2699326259B73613.gif" xlink:type="simple" xlink:show="embed" xlink:actuate="onLoad" loext:mime-type="image/gif"/></draw:frame><text:span text:style-name="T68">Q</text:span></text:p>
          </table:table-cell>
          <table:table-cell table:style-name="Table6.A1" office:value-type="string">
            <text:p text:style-name="P25"><draw:frame draw:style-name="fr1" draw:name="Image85" text:anchor-type="as-char" svg:width="0.397cm" svg:height="0.344cm" draw:z-index="88"><draw:image xlink:href="Pictures/100002000000000F0000000D2699326259B73613.gif" xlink:type="simple" xlink:show="embed" xlink:actuate="onLoad" loext:mime-type="image/gif"/></draw:frame><text:span text:style-name="T68">10 </text:span><draw:frame draw:style-name="fr1" draw:name="Image86" text:anchor-type="as-char" svg:width="0.397cm" svg:height="0.344cm" draw:z-index="89"><draw:image xlink:href="Pictures/100002000000000F0000000D2699326259B73613.gif" xlink:type="simple" xlink:show="embed" xlink:actuate="onLoad" loext:mime-type="image/gif"/></draw:frame><text:span text:style-name="T68">10 </text:span><draw:frame draw:style-name="fr1" draw:name="Image87" text:anchor-type="as-char" svg:width="0.397cm" svg:height="0.344cm" draw:z-index="90"><draw:image xlink:href="Pictures/100002000000000F0000000D2699326259B73613.gif" xlink:type="simple" xlink:show="embed" xlink:actuate="onLoad" loext:mime-type="image/gif"/></draw:frame><text:span text:style-name="T68">3 </text:span><draw:frame draw:style-name="fr1" draw:name="Image88" text:anchor-type="as-char" svg:width="0.397cm" svg:height="0.344cm" draw:z-index="91"><draw:image xlink:href="Pictures/100002000000000F0000000D2699326259B73613.gif" xlink:type="simple" xlink:show="embed" xlink:actuate="onLoad" loext:mime-type="image/gif"/></draw:frame><text:span text:style-name="T68">3</text:span></text:p>
          </table:table-cell>
          <table:table-cell table:style-name="Table6.A1" office:value-type="string">
            <text:p text:style-name="P25"><draw:frame draw:style-name="fr1" draw:name="Image89" text:anchor-type="as-char" svg:width="0.397cm" svg:height="0.344cm" draw:z-index="92"><draw:image xlink:href="Pictures/100002000000000F0000000D2699326259B73613.gif" xlink:type="simple" xlink:show="embed" xlink:actuate="onLoad" loext:mime-type="image/gif"/></draw:frame><text:span text:style-name="T68">7 </text:span><draw:frame draw:style-name="fr1" draw:name="Image90" text:anchor-type="as-char" svg:width="0.397cm" svg:height="0.344cm" draw:z-index="93"><draw:image xlink:href="Pictures/100002000000000F0000000D2699326259B73613.gif" xlink:type="simple" xlink:show="embed" xlink:actuate="onLoad" loext:mime-type="image/gif"/></draw:frame><text:span text:style-name="T68">7 </text:span><draw:frame draw:style-name="fr1" draw:name="Image91" text:anchor-type="as-char" svg:width="0.397cm" svg:height="0.344cm" draw:z-index="94"><draw:image xlink:href="Pictures/100002000000000F0000000D2699326259B73613.gif" xlink:type="simple" xlink:show="embed" xlink:actuate="onLoad" loext:mime-type="image/gif"/></draw:frame><text:span text:style-name="T68">6 </text:span><draw:frame draw:style-name="fr1" draw:name="Image92" text:anchor-type="as-char" svg:width="0.397cm" svg:height="0.344cm" draw:z-index="95"><draw:image xlink:href="Pictures/100002000000000F0000000D2699326259B73613.gif" xlink:type="simple" xlink:show="embed" xlink:actuate="onLoad" loext:mime-type="image/gif"/></draw:frame><text:span text:style-name="T68">6</text:span></text:p>
          </table:table-cell>
          <table:table-cell table:style-name="Table6.D1" office:value-type="string">
            <text:p text:style-name="P25"><draw:frame draw:style-name="fr1" draw:name="Image93" text:anchor-type="as-char" svg:width="0.397cm" svg:height="0.344cm" draw:z-index="96"><draw:image xlink:href="Pictures/100002000000000F0000000D53AD5C5349C02F94.gif" xlink:type="simple" xlink:show="embed" xlink:actuate="onLoad" loext:mime-type="image/gif"/></draw:frame><text:span text:style-name="T68">5 </text:span><draw:frame draw:style-name="fr1" draw:name="Image94" text:anchor-type="as-char" svg:width="0.397cm" svg:height="0.344cm" draw:z-index="97"><draw:image xlink:href="Pictures/100002000000000F0000000D53AD5C5349C02F94.gif" xlink:type="simple" xlink:show="embed" xlink:actuate="onLoad" loext:mime-type="image/gif"/></draw:frame><text:span text:style-name="T68">5 </text:span><draw:frame draw:style-name="fr1" draw:name="Image95" text:anchor-type="as-char" svg:width="0.397cm" svg:height="0.344cm" draw:z-index="98"><draw:image xlink:href="Pictures/100002000000000F0000000D53AD5C5349C02F94.gif" xlink:type="simple" xlink:show="embed" xlink:actuate="onLoad" loext:mime-type="image/gif"/></draw:frame><text:span text:style-name="T68">2 </text:span><draw:frame draw:style-name="fr1" draw:name="Image96" text:anchor-type="as-char" svg:width="0.397cm" svg:height="0.344cm" draw:z-index="99"><draw:image xlink:href="Pictures/100002000000000F0000000D53AD5C5349C02F94.gif" xlink:type="simple" xlink:show="embed" xlink:actuate="onLoad" loext:mime-type="image/gif"/></draw:frame><text:span text:style-name="T68">2 <text:s text:c="3"/></text:span></text:p>
          </table:table-cell>
        </table:table-row>
        <table:table-row table:style-name="Table6.1">
          <table:table-cell table:style-name="Table6.A1" office:value-type="string">
            <text:p text:style-name="P30">East leads two pairs </text:p>
          </table:table-cell>
          <table:table-cell table:style-name="Table6.A1" office:value-type="string">
            <text:p text:style-name="P30">North has only two pairs of hearts, and is forced to <text:s/>play two 10<text:span text:style-name="T93">s</text:span></text:p>
          </table:table-cell>
          <table:table-cell table:style-name="Table6.A1" office:value-type="string">
            <text:p text:style-name="P30">West  has only two pairs of hearts, and discards a potential strong <text:s/>play</text:p>
          </table:table-cell>
          <table:table-cell table:style-name="Table6.D1" office:value-type="string">
            <text:p text:style-name="P30">South has no hearts <text:span text:style-name="T93">card</text:span> and <text:span text:style-name="T98">wins the trick</text:span> with two pairs <text:span text:style-name="T98">of trumps</text:span></text:p>
          </table:table-cell>
        </table:table-row>
      </table:table>
      <text:p text:style-name="P28"/>
      <text:p text:style-name="P14"><text:soft-page-break/><text:span text:style-name="T54">(*A </text:span><text:span text:style-name="T67">multi-trick</text:span><text:span text:style-name="T54"> is collectively determined to be invalid if one of its combination can </text:span><text:span text:style-name="T68">possibly</text:span><text:span text:style-name="T54"> be defeated. For example, </text:span><draw:frame draw:style-name="fr1" draw:name="Image97" text:anchor-type="as-char" svg:width="0.397cm" svg:height="0.344cm" draw:z-index="100"><draw:image xlink:href="Pictures/100002000000000F0000000D53AD5C5349C02F94.gif" xlink:type="simple" xlink:show="embed" xlink:actuate="onLoad" loext:mime-type="image/gif"/></draw:frame><text:span text:style-name="T68">A </text:span><draw:frame draw:style-name="fr1" draw:name="Image98" text:anchor-type="as-char" svg:width="0.397cm" svg:height="0.344cm" draw:z-index="101"><draw:image xlink:href="Pictures/100002000000000F0000000D53AD5C5349C02F94.gif" xlink:type="simple" xlink:show="embed" xlink:actuate="onLoad" loext:mime-type="image/gif"/></draw:frame><text:span text:style-name="T68">A</text:span><draw:frame draw:style-name="fr1" draw:name="Image99" text:anchor-type="as-char" svg:width="0.397cm" svg:height="0.344cm" draw:z-index="102"><draw:image xlink:href="Pictures/100002000000000F0000000D53AD5C5349C02F94.gif" xlink:type="simple" xlink:show="embed" xlink:actuate="onLoad" loext:mime-type="image/gif"/></draw:frame><text:span text:style-name="T68">Q </text:span><draw:frame draw:style-name="fr1" draw:name="Image100" text:anchor-type="as-char" svg:width="0.397cm" svg:height="0.344cm" draw:z-index="103"><draw:image xlink:href="Pictures/100002000000000F0000000D53AD5C5349C02F94.gif" xlink:type="simple" xlink:show="embed" xlink:actuate="onLoad" loext:mime-type="image/gif"/></draw:frame><text:span text:style-name="T68">Q </text:span><text:span text:style-name="T54">is not valid if two </text:span><draw:frame draw:style-name="fr1" draw:name="Image101" text:anchor-type="as-char" svg:width="0.397cm" svg:height="0.344cm" draw:z-index="104"><draw:image xlink:href="Pictures/100002000000000F0000000D53AD5C5349C02F94.gif" xlink:type="simple" xlink:show="embed" xlink:actuate="onLoad" loext:mime-type="image/gif"/></draw:frame><text:span text:style-name="T68">K </text:span><text:span text:style-name="T54">are</text:span><text:span text:style-name="T68"> </text:span><text:span text:style-name="T54">still in play in other players hands. If a </text:span><text:span text:style-name="T67">multi-trick</text:span><text:span text:style-name="T54"> is invalid, the combination that can possibly be defeated is led, </text:span><text:span text:style-name="T58">while </text:span><text:span text:style-name="T54">other unbeatable cards are taken back in hand. As a penalty, for each card that has to be withdrawn, 10 card points are transferred from the team that led incorrectly to the other team. If an error is not discovered until later, the offending team automatically lose the round).</text:span></text:p>
      <text:p text:style-name="P19">(** If several players trumped a <text:span text:style-name="T104">multi-trick</text:span>, the tie-breaker is the highest play of the largest combination. Trick order precedence applies if still tied)</text:p>
      <text:p text:style-name="P33"><text:span text:style-name="T96">Finding Friends</text:span><text:span text:style-name="T95"> ( 找朋友)</text:span></text:p>
      <text:p text:style-name="P42">Goal of the Game</text:p>
      <text:p text:style-name="P7"><text:span text:style-name="T5">The game </text:span><text:span text:style-name="T10">is the five players variant of</text:span><text:span text:style-name="T5"> </text:span><text:span text:style-name="T35">8</text:span><text:span text:style-name="T31">0 points (四十分)</text:span><text:span text:style-name="T5">, </text:span><text:span text:style-name="T10">played in </text:span><text:span text:style-name="T15">a</text:span><text:span text:style-name="T10"> 2 (defenders) vs 3 (challengers) format. </text:span><text:span text:style-name="T13">Teams are not fixed and alliances change every round, </text:span><text:span text:style-name="T24">each player having their own level.</text:span></text:p>
      <text:p text:style-name="P22"><text:span text:style-name="T12">S</text:span><text:span text:style-name="T5">ame rules apply, except :</text:span></text:p>
      <text:p text:style-name="P23"><text:span text:style-name="T5">- </text:span><text:span text:style-name="T12">p</text:span><text:span text:style-name="T5">layers draw hands of 2</text:span><text:span text:style-name="T12">0</text:span><text:span text:style-name="T5"> cards, with </text:span><text:span text:style-name="T29">8 </text:span><text:span text:style-name="T5">cards </text:span><text:span text:style-name="T29">left </text:span><text:span text:style-name="T5">remaining</text:span></text:p>
      <text:p text:style-name="P23"><text:span text:style-name="T5">- </text:span><text:span text:style-name="T14">t</text:span><text:span text:style-name="T5">he person to the right of the previous </text:span><text:span text:style-name="T14">leader</text:span><text:span text:style-name="T5"> </text:span><text:span text:style-name="T14">draws first</text:span><text:span text:style-name="T5">, and all players </text:span><text:span text:style-name="T14">may nominate</text:span><text:span text:style-name="T5"> trump using </text:span><text:span text:style-name="T33">their own </text:span><text:span text:style-name="T38">level</text:span><text:span text:style-name="T5">. </text:span><text:span text:style-name="T33">The last player to </text:span><text:span text:style-name="T38">expose card(s)</text:span><text:span text:style-name="T33"> becomes </text:span><text:span text:style-name="T38">the leader</text:span><text:span text:style-name="T14">, </text:span><text:span text:style-name="T5">sets their suit as the trump suit, and sets their </text:span><text:span text:style-name="T14">level</text:span><text:span text:style-name="T5"> as the trump rank</text:span></text:p>
      <text:p text:style-name="P24"><text:span text:style-name="T5">- before the first trick, </text:span><text:span text:style-name="T11">the </text:span><text:span text:style-name="T5">leader must call a partner </text:span><text:span text:style-name="T11">by announcing</text:span><text:span text:style-name="T5"> a </text:span><text:span text:style-name="T36">non-trump </text:span><text:span text:style-name="T33">card (suit/number) and an ordinal</text:span><text:span text:style-name="T5"> </text:span><text:span text:style-name="T64">(</text:span><text:span text:style-name="T61">«</text:span><text:span text:style-name="T62">first </text:span><text:span text:style-name="T62"><draw:frame draw:style-name="fr1" draw:name="Image102" text:anchor-type="as-char" svg:width="0.397cm" svg:height="0.344cm" draw:z-index="105"><draw:image xlink:href="Pictures/100002000000000F0000000D53AD5C5349C02F94.gif" xlink:type="simple" xlink:show="embed" xlink:actuate="onLoad" loext:mime-type="image/gif"/></draw:frame></text:span><text:span text:style-name="T62">A </text:span><text:span text:style-name="T63">played</text:span><text:span text:style-name="T62">», «second <text:s/></text:span><text:span text:style-name="T62"><draw:frame draw:style-name="fr1" draw:name="Image103" text:anchor-type="as-char" svg:width="0.397cm" svg:height="0.344cm" draw:z-index="106"><draw:image xlink:href="Pictures/100002000000000F0000000D292C91AE97D8964E.gif" xlink:type="simple" xlink:show="embed" xlink:actuate="onLoad" loext:mime-type="image/gif"/></draw:frame></text:span><text:span text:style-name="T62">A </text:span><text:span text:style-name="T63">played</text:span><text:span text:style-name="T62">», ...)</text:span><text:span text:style-name="T20">.</text:span><text:span text:style-name="T11"> Teams become public when the announced card is played </text:span><text:span text:style-name="T25">to the trick</text:span><text:span text:style-name="T11"> </text:span><text:span text:style-name="T23">by the partner.</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847cm" fo:margin-bottom="0.212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loext: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loext: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71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date>2025-12-05T18:30:09.669000000</dc:date>
    <meta:editing-duration>PT1H44M22S</meta:editing-duration>
    <meta:editing-cycles>21</meta:editing-cycles>
    <meta:document-statistic meta:table-count="6" meta:image-count="107" meta:object-count="0" meta:page-count="7" meta:paragraph-count="118" meta:word-count="1872" meta:character-count="10063" meta:non-whitespace-character-count="8273"/>
  </office:meta>
</office:document-meta>
</file>